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ableColumn3" style:family="table-column">
      <style:table-column-properties style:column-width="0.9333in" style:use-optimal-column-width="false"/>
    </style:style>
    <style:style style:name="TableColumn4" style:family="table-column">
      <style:table-column-properties style:column-width="0.1569in" style:use-optimal-column-width="false"/>
    </style:style>
    <style:style style:name="TableColumn5" style:family="table-column">
      <style:table-column-properties style:column-width="0.1569in" style:use-optimal-column-width="false"/>
    </style:style>
    <style:style style:name="TableColumn6" style:family="table-column">
      <style:table-column-properties style:column-width="0.1569in" style:use-optimal-column-width="false"/>
    </style:style>
    <style:style style:name="TableColumn7" style:family="table-column">
      <style:table-column-properties style:column-width="0.1569in" style:use-optimal-column-width="false"/>
    </style:style>
    <style:style style:name="TableColumn8" style:family="table-column">
      <style:table-column-properties style:column-width="0.1569in" style:use-optimal-column-width="false"/>
    </style:style>
    <style:style style:name="TableColumn9" style:family="table-column">
      <style:table-column-properties style:column-width="0.1569in" style:use-optimal-column-width="false"/>
    </style:style>
    <style:style style:name="TableColumn10" style:family="table-column">
      <style:table-column-properties style:column-width="0.2402in" style:use-optimal-column-width="false"/>
    </style:style>
    <style:style style:name="TableColumn11" style:family="table-column">
      <style:table-column-properties style:column-width="0.2402in" style:use-optimal-column-width="false"/>
    </style:style>
    <style:style style:name="TableColumn12" style:family="table-column">
      <style:table-column-properties style:column-width="0.2402in" style:use-optimal-column-width="false"/>
    </style:style>
    <style:style style:name="TableColumn13" style:family="table-column">
      <style:table-column-properties style:column-width="0.2715in" style:use-optimal-column-width="false"/>
    </style:style>
    <style:style style:name="Table2" style:family="table">
      <style:table-properties style:width="2.867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T43" style:parent-style-name="Policepardéfaut" style:family="text">
      <style:text-properties fo:language="en" fo:country="GB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/>
    <style:style style:name="T48" style:parent-style-name="SourceText" style:family="text">
      <style:text-properties fo:language="en" fo:country="GB"/>
    </style:style>
    <style:style style:name="P49" style:parent-style-name="PreformattedText" style:family="paragraph">
      <style:text-properties fo:language="en" fo:country="GB"/>
    </style:style>
    <style:style style:name="P50" style:parent-style-name="PreformattedText" style:family="paragraph">
      <style:paragraph-properties fo:margin-bottom="0.1965in"/>
    </style:style>
    <style:style style:name="T51" style:parent-style-name="SourceText" style:family="text">
      <style:text-properties fo:language="en" fo:country="GB"/>
    </style:style>
    <style:style style:name="T52" style:parent-style-name="SourceText" style:family="text">
      <style:text-properties fo:language="en" fo:country="GB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/>
    <style:style style:name="T55" style:parent-style-name="SourceText" style:family="text">
      <style:text-properties fo:language="en" fo:country="GB"/>
    </style:style>
    <style:style style:name="P56" style:parent-style-name="PreformattedText" style:family="paragraph">
      <style:text-properties fo:language="en" fo:country="GB"/>
    </style:style>
    <style:style style:name="P57" style:parent-style-name="PreformattedText" style:family="paragraph">
      <style:paragraph-properties fo:margin-bottom="0.1965in"/>
    </style:style>
    <style:style style:name="T58" style:parent-style-name="SourceText" style:family="text">
      <style:text-properties fo:language="en" fo:country="GB"/>
    </style:style>
    <style:style style:name="T59" style:parent-style-name="SourceText" style:family="text">
      <style:text-properties fo:language="en" fo:country="GB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/>
    <style:style style:name="P62" style:parent-style-name="PreformattedText" style:family="paragraph">
      <style:paragraph-properties fo:margin-bottom="0.1965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/>
    <style:style style:name="T65" style:parent-style-name="StrongEmphasis" style:family="text">
      <style:text-properties fo:language="en" fo:country="GB"/>
    </style:style>
    <style:style style:name="P66" style:parent-style-name="PreformattedText" style:family="paragraph">
      <style:paragraph-properties fo:margin-bottom="0.1965in"/>
    </style:style>
    <style:style style:name="T67" style:parent-style-name="SourceText" style:family="text">
      <style:text-properties fo:language="en" fo:country="GB"/>
    </style:style>
    <style:style style:name="P68" style:parent-style-name="Textbody" style:family="paragraph">
      <style:paragraph-properties fo:margin-bottom="0in"/>
    </style:style>
    <style:style style:name="P69" style:parent-style-name="Textbody" style:family="paragraph">
      <style:paragraph-properties fo:margin-bottom="0in"/>
    </style:style>
    <style:style style:name="P70" style:parent-style-name="Textbody" style:family="paragraph"/>
    <style:style style:name="TableColumn72" style:family="table-column">
      <style:table-column-properties style:column-width="1.2423in" style:use-optimal-column-width="false"/>
    </style:style>
    <style:style style:name="TableColumn73" style:family="table-column">
      <style:table-column-properties style:column-width="0.6736in" style:use-optimal-column-width="false"/>
    </style:style>
    <style:style style:name="TableColumn74" style:family="table-column">
      <style:table-column-properties style:column-width="0.7881in" style:use-optimal-column-width="false"/>
    </style:style>
    <style:style style:name="TableColumn75" style:family="table-column">
      <style:table-column-properties style:column-width="0.8493in" style:use-optimal-column-width="false"/>
    </style:style>
    <style:style style:name="Table71" style:family="table">
      <style:table-properties style:width="3.5534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" style:parent-style-name="PreformattedText" style:family="paragraph">
      <style:paragraph-properties fo:margin-bottom="0.1965in"/>
    </style:style>
    <style:style style:name="P97" style:parent-style-name="PreformattedText" style:family="paragraph">
      <style:paragraph-properties fo:margin-bottom="0.1965in"/>
    </style:style>
    <style:style style:name="P98" style:parent-style-name="Textbody" style:family="paragraph">
      <style:paragraph-properties fo:margin-bottom="0in"/>
    </style:style>
    <style:style style:name="P99" style:parent-style-name="Textbody" style:family="paragraph"/>
    <style:style style:name="T100" style:parent-style-name="SourceText" style:family="text">
      <style:text-properties fo:language="en" fo:country="GB"/>
    </style:style>
    <style:style style:name="T101" style:parent-style-name="SourceText" style:family="text">
      <style:text-properties fo:language="en" fo:country="GB"/>
    </style:style>
    <style:style style:name="P102" style:parent-style-name="PreformattedText" style:family="paragraph">
      <style:text-properties fo:language="en" fo:country="GB"/>
    </style:style>
    <style:style style:name="P103" style:parent-style-name="PreformattedText" style:family="paragraph">
      <style:paragraph-properties fo:margin-bottom="0.1965in"/>
    </style:style>
    <style:style style:name="T104" style:parent-style-name="SourceText" style:family="text">
      <style:text-properties fo:language="en" fo:country="GB"/>
    </style:style>
    <style:style style:name="T105" style:parent-style-name="SourceText" style:family="text">
      <style:text-properties fo:language="en" fo:country="GB"/>
    </style:style>
    <style:style style:name="P106" style:parent-style-name="Textbody" style:family="paragraph">
      <style:paragraph-properties fo:margin-bottom="0in"/>
    </style:style>
    <style:style style:name="P107" style:parent-style-name="Textbody" style:family="paragraph"/>
    <style:style style:name="P108" style:parent-style-name="Textbody" style:family="paragraph">
      <style:paragraph-properties fo:margin-bottom="0in"/>
    </style:style>
    <style:style style:name="P109" style:parent-style-name="Textbody" style:family="paragraph">
      <style:paragraph-properties fo:margin-bottom="0in"/>
    </style:style>
    <style:style style:name="P110" style:parent-style-name="Textbody" style:family="paragraph"/>
    <style:style style:name="P111" style:parent-style-name="PreformattedText" style:family="paragraph">
      <style:paragraph-properties fo:margin-bottom="0.1965in"/>
    </style:style>
    <style:style style:name="P112" style:parent-style-name="PreformattedText" style:family="paragraph">
      <style:paragraph-properties fo:margin-bottom="0.1965in"/>
    </style:style>
    <style:style style:name="P113" style:parent-style-name="Textbody" style:family="paragraph">
      <style:paragraph-properties fo:margin-bottom="0in"/>
    </style:style>
    <style:style style:name="P114" style:parent-style-name="Textbody" style:family="paragraph"/>
    <style:style style:name="T115" style:parent-style-name="SourceText" style:family="text">
      <style:text-properties fo:language="en" fo:country="GB"/>
    </style:style>
    <style:style style:name="T116" style:parent-style-name="SourceText" style:family="text">
      <style:text-properties fo:language="en" fo:country="GB"/>
    </style:style>
    <style:style style:name="P117" style:parent-style-name="PreformattedText" style:family="paragraph">
      <style:text-properties fo:language="en" fo:country="GB"/>
    </style:style>
    <style:style style:name="P118" style:parent-style-name="PreformattedText" style:family="paragraph">
      <style:paragraph-properties fo:margin-bottom="0.1965in"/>
    </style:style>
    <style:style style:name="T119" style:parent-style-name="SourceText" style:family="text">
      <style:text-properties fo:language="en" fo:country="GB"/>
    </style:style>
    <style:style style:name="T120" style:parent-style-name="SourceText" style:family="text">
      <style:text-properties fo:language="en" fo:country="GB"/>
    </style:style>
    <style:style style:name="P121" style:parent-style-name="HorizontalLine" style:family="paragraph">
      <style:text-properties fo:language="en" fo:country="GB"/>
    </style:style>
    <style:style style:name="P122" style:parent-style-name="Textbody" style:family="paragraph">
      <style:paragraph-properties fo:margin-bottom="0in"/>
    </style:style>
    <style:style style:name="P123" style:parent-style-name="Textbody" style:family="paragraph">
      <style:paragraph-properties fo:margin-bottom="0in"/>
    </style:style>
    <style:style style:name="P124" style:parent-style-name="Textbody" style:family="paragraph"/>
    <style:style style:name="P125" style:parent-style-name="Textbody" style:family="paragraph">
      <style:paragraph-properties fo:margin-bottom="0in"/>
    </style:style>
    <style:style style:name="P126" style:parent-style-name="Textbody" style:family="paragraph"/>
    <style:style style:name="P127" style:parent-style-name="Textbody" style:family="paragraph">
      <style:paragraph-properties fo:margin-bottom="0in"/>
    </style:style>
    <style:style style:name="P128" style:parent-style-name="Textbody" style:family="paragraph">
      <style:paragraph-properties fo:margin-bottom="0in"/>
    </style:style>
    <style:style style:name="P129" style:parent-style-name="Textbody" style:family="paragraph"/>
    <style:style style:name="P130" style:parent-style-name="PreformattedText" style:family="paragraph">
      <style:paragraph-properties fo:margin-bottom="0.1965in"/>
    </style:style>
    <style:style style:name="P131" style:parent-style-name="PreformattedText" style:family="paragraph">
      <style:paragraph-properties fo:margin-bottom="0.1965in"/>
    </style:style>
    <style:style style:name="P132" style:parent-style-name="PreformattedText" style:family="paragraph">
      <style:paragraph-properties fo:margin-bottom="0.1965in"/>
    </style:style>
    <style:style style:name="P133" style:parent-style-name="Textbody" style:family="paragraph">
      <style:paragraph-properties fo:margin-bottom="0in"/>
    </style:style>
    <style:style style:name="P134" style:parent-style-name="Textbody" style:family="paragraph"/>
    <style:style style:name="T135" style:parent-style-name="SourceText" style:family="text">
      <style:text-properties fo:language="en" fo:country="GB"/>
    </style:style>
    <style:style style:name="T136" style:parent-style-name="SourceText" style:family="text">
      <style:text-properties fo:language="en" fo:country="GB"/>
    </style:style>
    <style:style style:name="P137" style:parent-style-name="PreformattedText" style:family="paragraph">
      <style:text-properties fo:language="en" fo:country="GB"/>
    </style:style>
    <style:style style:name="P138" style:parent-style-name="PreformattedText" style:family="paragraph">
      <style:paragraph-properties fo:margin-bottom="0.1965in"/>
    </style:style>
    <style:style style:name="T139" style:parent-style-name="SourceText" style:family="text">
      <style:text-properties fo:language="en" fo:country="GB"/>
    </style:style>
    <style:style style:name="P140" style:parent-style-name="PreformattedText" style:family="paragraph">
      <style:paragraph-properties fo:margin-bottom="0.1965in"/>
    </style:style>
    <style:style style:name="P141" style:parent-style-name="Textbody" style:family="paragraph">
      <style:paragraph-properties fo:margin-bottom="0in"/>
    </style:style>
    <style:style style:name="P142" style:parent-style-name="Textbody" style:family="paragraph"/>
    <style:style style:name="T143" style:parent-style-name="SourceText" style:family="text">
      <style:text-properties fo:language="en" fo:country="GB"/>
    </style:style>
    <style:style style:name="T144" style:parent-style-name="SourceText" style:family="text">
      <style:text-properties fo:language="en" fo:country="GB"/>
    </style:style>
    <style:style style:name="P145" style:parent-style-name="PreformattedText" style:family="paragraph">
      <style:paragraph-properties fo:margin-bottom="0.1965in"/>
    </style:style>
    <style:style style:name="T146" style:parent-style-name="SourceText" style:family="text">
      <style:text-properties fo:language="en" fo:country="GB"/>
    </style:style>
    <style:style style:name="T147" style:parent-style-name="SourceText" style:family="text">
      <style:text-properties fo:language="en" fo:country="GB"/>
    </style:style>
    <style:style style:name="P148" style:parent-style-name="Titre4" style:family="paragraph">
      <style:text-properties fo:language="en" fo:country="GB"/>
    </style:style>
    <style:style style:name="P149" style:parent-style-name="PreformattedText" style:family="paragraph">
      <style:paragraph-properties fo:margin-bottom="0.1965in"/>
    </style:style>
    <style:style style:name="T150" style:parent-style-name="SourceText" style:family="text">
      <style:text-properties fo:language="en" fo:country="GB"/>
    </style:style>
    <style:style style:name="P151" style:parent-style-name="HorizontalLine" style:family="paragraph">
      <style:text-properties fo:language="en" fo:country="GB"/>
    </style:style>
    <style:style style:name="P152" style:parent-style-name="Titre4" style:family="paragraph">
      <style:text-properties fo:language="en" fo:country="GB"/>
    </style:style>
    <style:style style:name="P153" style:parent-style-name="PreformattedText" style:family="paragraph">
      <style:paragraph-properties fo:margin-bottom="0.1965in"/>
    </style:style>
    <style:style style:name="P154" style:parent-style-name="Textbody" style:family="paragraph">
      <style:paragraph-properties fo:margin-bottom="0in"/>
    </style:style>
    <style:style style:name="P155" style:parent-style-name="Textbody" style:family="paragraph">
      <style:paragraph-properties fo:margin-bottom="0in"/>
    </style:style>
    <style:style style:name="P156" style:parent-style-name="Textbody" style:family="paragraph"/>
    <style:style style:name="P157" style:parent-style-name="PreformattedText" style:family="paragraph">
      <style:paragraph-properties fo:margin-bottom="0.1965in"/>
    </style:style>
    <style:style style:name="T158" style:parent-style-name="Policepardéfaut" style:family="text">
      <style:text-properties fo:language="en" fo:country="GB"/>
    </style:style>
    <style:style style:name="T159" style:parent-style-name="StrongEmphasis" style:family="text">
      <style:text-properties fo:language="en" fo:country="GB"/>
    </style:style>
    <style:style style:name="P160" style:parent-style-name="PreformattedText" style:family="paragraph">
      <style:paragraph-properties fo:margin-bottom="0.1965in"/>
    </style:style>
    <style:style style:name="P161" style:parent-style-name="PreformattedText" style:family="paragraph">
      <style:paragraph-properties fo:margin-bottom="0.1965in"/>
    </style:style>
    <style:style style:name="P162" style:parent-style-name="PreformattedText" style:family="paragraph">
      <style:paragraph-properties fo:margin-bottom="0.1965in"/>
    </style:style>
    <style:style style:name="P163" style:parent-style-name="Titre4" style:family="paragraph">
      <style:text-properties fo:language="en" fo:country="GB"/>
    </style:style>
    <style:style style:name="P164" style:parent-style-name="PreformattedText" style:family="paragraph">
      <style:paragraph-properties fo:margin-bottom="0.1965in"/>
    </style:style>
    <style:style style:name="T165" style:parent-style-name="SourceText" style:family="text">
      <style:text-properties fo:language="en" fo:country="GB"/>
    </style:style>
    <style:style style:name="P166" style:parent-style-name="HorizontalLine" style:family="paragraph">
      <style:text-properties fo:language="en" fo:country="GB"/>
    </style:style>
    <style:style style:name="P167" style:parent-style-name="Textbody" style:family="paragraph">
      <style:paragraph-properties fo:margin-bottom="0in"/>
    </style:style>
    <style:style style:name="P168" style:parent-style-name="Textbody" style:family="paragraph"/>
    <style:style style:name="P169" style:parent-style-name="Textbody" style:family="paragraph">
      <style:paragraph-properties fo:margin-bottom="0in"/>
    </style:style>
    <style:style style:name="P170" style:parent-style-name="Textbody" style:family="paragraph">
      <style:paragraph-properties fo:margin-bottom="0in"/>
    </style:style>
    <style:style style:name="P171" style:parent-style-name="Textbody" style:family="paragraph">
      <style:paragraph-properties fo:margin-bottom="0in"/>
    </style:style>
    <style:style style:name="P172" style:parent-style-name="Textbody" style:family="paragraph"/>
    <style:style style:name="P173" style:parent-style-name="Textbody" style:family="paragraph">
      <style:paragraph-properties fo:margin-bottom="0in"/>
    </style:style>
    <style:style style:name="P174" style:parent-style-name="Textbody" style:family="paragraph">
      <style:paragraph-properties fo:margin-bottom="0in"/>
    </style:style>
    <style:style style:name="P175" style:parent-style-name="Textbody" style:family="paragraph"/>
    <style:style style:name="TableColumn177" style:family="table-column">
      <style:table-column-properties style:column-width="0.7368in" style:use-optimal-column-width="false"/>
    </style:style>
    <style:style style:name="TableColumn178" style:family="table-column">
      <style:table-column-properties style:column-width="0.375in" style:use-optimal-column-width="false"/>
    </style:style>
    <style:style style:name="TableColumn179" style:family="table-column">
      <style:table-column-properties style:column-width="0.6111in" style:use-optimal-column-width="false"/>
    </style:style>
    <style:style style:name="TableColumn180" style:family="table-column">
      <style:table-column-properties style:column-width="1.6375in" style:use-optimal-column-width="false"/>
    </style:style>
    <style:style style:name="Table176" style:family="table">
      <style:table-properties style:width="3.3604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202" style:family="table-column">
      <style:table-column-properties style:column-width="0.6215in" style:use-optimal-column-width="false"/>
    </style:style>
    <style:style style:name="TableColumn203" style:family="table-column">
      <style:table-column-properties style:column-width="0.4062in" style:use-optimal-column-width="false"/>
    </style:style>
    <style:style style:name="Table201" style:family="table">
      <style:table-properties style:width="1.0277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6" style:parent-style-name="PreformattedText" style:family="paragraph">
      <style:paragraph-properties fo:margin-bottom="0.1965in"/>
    </style:style>
    <style:style style:name="TableColumn218" style:family="table-column">
      <style:table-column-properties style:column-width="0.8479in" style:use-optimal-column-width="false"/>
    </style:style>
    <style:style style:name="TableColumn219" style:family="table-column">
      <style:table-column-properties style:column-width="0.7506in" style:use-optimal-column-width="false"/>
    </style:style>
    <style:style style:name="TableColumn220" style:family="table-column">
      <style:table-column-properties style:column-width="3.3041in" style:use-optimal-column-width="false"/>
    </style:style>
    <style:style style:name="Table217" style:family="table">
      <style:table-properties style:width="4.9027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7" style:parent-style-name="Textbody" style:family="paragraph">
      <style:paragraph-properties fo:margin-bottom="0in"/>
    </style:style>
    <style:style style:name="P238" style:parent-style-name="Textbody" style:family="paragraph">
      <style:paragraph-properties fo:margin-bottom="0in"/>
    </style:style>
    <style:style style:name="P239" style:parent-style-name="Textbody" style:family="paragraph"/>
    <style:style style:name="P240" style:parent-style-name="Textbody" style:family="paragraph">
      <style:paragraph-properties fo:margin-bottom="0in"/>
    </style:style>
    <style:style style:name="P241" style:parent-style-name="Textbody" style:family="paragraph">
      <style:paragraph-properties fo:margin-bottom="0in"/>
    </style:style>
    <style:style style:name="P242" style:parent-style-name="Textbody" style:family="paragraph"/>
    <style:style style:name="P243" style:parent-style-name="Textbody" style:family="paragraph">
      <style:paragraph-properties fo:margin-bottom="0in"/>
    </style:style>
    <style:style style:name="P244" style:parent-style-name="Textbody" style:family="paragraph">
      <style:paragraph-properties fo:margin-bottom="0in"/>
    </style:style>
    <style:style style:name="P245" style:parent-style-name="Textbody" style:family="paragraph">
      <style:paragraph-properties fo:margin-bottom="0in"/>
    </style:style>
    <style:style style:name="P246" style:parent-style-name="Textbody" style:family="paragraph">
      <style:paragraph-properties fo:margin-bottom="0in"/>
    </style:style>
    <style:style style:name="P247" style:parent-style-name="Textbody" style:family="paragraph">
      <style:paragraph-properties fo:margin-bottom="0in"/>
    </style:style>
    <style:style style:name="P248" style:parent-style-name="Textbody" style:family="paragraph"/>
    <style:style style:name="P249" style:parent-style-name="Textbody" style:family="paragraph">
      <style:paragraph-properties fo:margin-bottom="0in"/>
    </style:style>
    <style:style style:name="P250" style:parent-style-name="Textbody" style:family="paragraph">
      <style:paragraph-properties fo:margin-bottom="0in"/>
    </style:style>
    <style:style style:name="P251" style:parent-style-name="Textbody" style:family="paragraph"/>
    <style:style style:name="P252" style:parent-style-name="Textbody" style:family="paragraph">
      <style:paragraph-properties fo:margin-bottom="0in"/>
    </style:style>
    <style:style style:name="P253" style:parent-style-name="Textbody" style:family="paragraph">
      <style:paragraph-properties fo:margin-bottom="0in"/>
    </style:style>
    <style:style style:name="P254" style:parent-style-name="Textbody" style:family="paragraph"/>
    <style:style style:name="P255" style:parent-style-name="Textbody" style:family="paragraph">
      <style:paragraph-properties fo:margin-bottom="0in"/>
    </style:style>
    <style:style style:name="P256" style:parent-style-name="Textbody" style:family="paragraph">
      <style:paragraph-properties fo:margin-bottom="0in"/>
    </style:style>
    <style:style style:name="P257" style:parent-style-name="Textbody" style:family="paragraph"/>
    <style:style style:name="P258" style:parent-style-name="Textbody" style:family="paragraph">
      <style:paragraph-properties fo:margin-bottom="0in"/>
    </style:style>
    <style:style style:name="P259" style:parent-style-name="Textbody" style:family="paragraph">
      <style:paragraph-properties fo:margin-bottom="0in"/>
    </style:style>
    <style:style style:name="P260" style:parent-style-name="Textbody" style:family="paragraph">
      <style:paragraph-properties fo:margin-bottom="0in"/>
    </style:style>
    <style:style style:name="P261" style:parent-style-name="Textbody" style:family="paragraph"/>
    <style:style style:name="P262" style:parent-style-name="PreformattedText" style:family="paragraph">
      <style:paragraph-properties fo:margin-bottom="0.1965in"/>
    </style:style>
    <style:style style:name="TableColumn264" style:family="table-column">
      <style:table-column-properties style:column-width="0.4722in" style:use-optimal-column-width="false"/>
    </style:style>
    <style:style style:name="TableColumn265" style:family="table-column">
      <style:table-column-properties style:column-width="0.1569in" style:use-optimal-column-width="false"/>
    </style:style>
    <style:style style:name="TableColumn266" style:family="table-column">
      <style:table-column-properties style:column-width="0.1569in" style:use-optimal-column-width="false"/>
    </style:style>
    <style:style style:name="TableColumn267" style:family="table-column">
      <style:table-column-properties style:column-width="0.1569in" style:use-optimal-column-width="false"/>
    </style:style>
    <style:style style:name="TableColumn268" style:family="table-column">
      <style:table-column-properties style:column-width="0.1569in" style:use-optimal-column-width="false"/>
    </style:style>
    <style:style style:name="TableColumn269" style:family="table-column">
      <style:table-column-properties style:column-width="0.1569in" style:use-optimal-column-width="false"/>
    </style:style>
    <style:style style:name="TableColumn270" style:family="table-column">
      <style:table-column-properties style:column-width="0.1569in" style:use-optimal-column-width="false"/>
    </style:style>
    <style:style style:name="TableColumn271" style:family="table-column">
      <style:table-column-properties style:column-width="0.2402in" style:use-optimal-column-width="false"/>
    </style:style>
    <style:style style:name="TableColumn272" style:family="table-column">
      <style:table-column-properties style:column-width="0.2402in" style:use-optimal-column-width="false"/>
    </style:style>
    <style:style style:name="TableColumn273" style:family="table-column">
      <style:table-column-properties style:column-width="0.2402in" style:use-optimal-column-width="false"/>
    </style:style>
    <style:style style:name="TableColumn274" style:family="table-column">
      <style:table-column-properties style:column-width="0.2715in" style:use-optimal-column-width="false"/>
    </style:style>
    <style:style style:name="Table263" style:family="table">
      <style:table-properties style:width="2.4062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9" style:parent-style-name="Textbody" style:family="paragraph">
      <style:paragraph-properties fo:margin-bottom="0in"/>
    </style:style>
    <style:style style:name="P300" style:parent-style-name="Textbody" style:family="paragraph">
      <style:paragraph-properties fo:margin-bottom="0in"/>
    </style:style>
    <style:style style:name="P301" style:parent-style-name="Textbody" style:family="paragraph"/>
    <style:style style:name="T302" style:parent-style-name="StrongEmphasis" style:family="text">
      <style:text-properties fo:language="en" fo:country="GB"/>
    </style:style>
    <style:style style:name="T303" style:parent-style-name="Policepardéfaut" style:family="text">
      <style:text-properties fo:language="en" fo:country="GB"/>
    </style:style>
    <style:style style:name="P304" style:parent-style-name="HorizontalLine" style:family="paragraph">
      <style:text-properties fo:language="en" fo:country="GB"/>
    </style:style>
    <style:style style:name="P305" style:parent-style-name="Textbody" style:family="paragraph">
      <style:paragraph-properties fo:margin-bottom="0in"/>
    </style:style>
    <style:style style:name="P306" style:parent-style-name="Textbody" style:family="paragraph">
      <style:paragraph-properties fo:margin-bottom="0in"/>
    </style:style>
    <style:style style:name="P307" style:parent-style-name="Textbody" style:family="paragraph">
      <style:paragraph-properties fo:margin-bottom="0in"/>
    </style:style>
    <style:style style:name="P308" style:parent-style-name="Textbody" style:family="paragraph">
      <style:paragraph-properties fo:margin-bottom="0in"/>
    </style:style>
    <style:style style:name="P309" style:parent-style-name="Textbody" style:family="paragraph">
      <style:paragraph-properties fo:margin-bottom="0in"/>
    </style:style>
    <style:style style:name="P310" style:parent-style-name="Textbody" style:family="paragraph">
      <style:paragraph-properties fo:margin-bottom="0in"/>
    </style:style>
    <style:style style:name="P311" style:parent-style-name="Textbody" style:family="paragraph">
      <style:paragraph-properties fo:margin-bottom="0in"/>
    </style:style>
    <style:style style:name="P312" style:parent-style-name="Textbody" style:family="paragraph">
      <style:paragraph-properties fo:margin-bottom="0in"/>
    </style:style>
    <style:style style:name="P313" style:parent-style-name="Textbody" style:family="paragraph">
      <style:paragraph-properties fo:margin-bottom="0in"/>
      <style:text-properties fo:language="en" fo:country="GB"/>
    </style:style>
    <style:style style:name="P314" style:parent-style-name="Textbody" style:family="paragraph"/>
    <style:style style:name="TableColumn316" style:family="table-column">
      <style:table-column-properties style:column-width="0.5805in" style:use-optimal-column-width="false"/>
    </style:style>
    <style:style style:name="TableColumn317" style:family="table-column">
      <style:table-column-properties style:column-width="1.3541in" style:use-optimal-column-width="false"/>
    </style:style>
    <style:style style:name="TableColumn318" style:family="table-column">
      <style:table-column-properties style:column-width="0.8111in" style:use-optimal-column-width="false"/>
    </style:style>
    <style:style style:name="Table315" style:family="table">
      <style:table-properties style:width="2.7458in" fo:margin-left="0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9" style:parent-style-name="Textbody" style:family="paragraph">
      <style:paragraph-properties fo:margin-bottom="0in"/>
    </style:style>
    <style:style style:name="P340" style:parent-style-name="Textbody" style:family="paragraph">
      <style:paragraph-properties fo:margin-bottom="0in"/>
    </style:style>
    <style:style style:name="P341" style:parent-style-name="Textbody" style:family="paragraph">
      <style:paragraph-properties fo:margin-bottom="0in"/>
    </style:style>
    <style:style style:name="P342" style:parent-style-name="Textbody" style:family="paragraph"/>
    <style:style style:name="P343" style:parent-style-name="Textbody" style:family="paragraph">
      <style:paragraph-properties fo:margin-bottom="0in"/>
    </style:style>
    <style:style style:name="P344" style:parent-style-name="Textbody" style:family="paragraph">
      <style:paragraph-properties fo:margin-bottom="0in"/>
    </style:style>
    <style:style style:name="P345" style:parent-style-name="Textbody" style:family="paragraph">
      <style:paragraph-properties fo:margin-bottom="0in"/>
    </style:style>
    <style:style style:name="P346" style:parent-style-name="Textbody" style:family="paragraph"/>
    <style:style style:name="T347" style:parent-style-name="SourceText" style:family="text">
      <style:text-properties fo:language="en" fo:country="GB"/>
    </style:style>
    <style:style style:name="T348" style:parent-style-name="SourceText" style:family="text">
      <style:text-properties fo:language="en" fo:country="GB"/>
    </style:style>
    <style:style style:name="T349" style:parent-style-name="SourceText" style:family="text">
      <style:text-properties fo:language="en" fo:country="GB"/>
    </style:style>
    <style:style style:name="T350" style:parent-style-name="SourceText" style:family="text">
      <style:text-properties fo:language="en" fo:country="GB"/>
    </style:style>
    <style:style style:name="P351" style:parent-style-name="PreformattedText" style:family="paragraph">
      <style:paragraph-properties fo:margin-bottom="0.1965in"/>
    </style:style>
    <style:style style:name="T352" style:parent-style-name="SourceText" style:family="text">
      <style:text-properties fo:language="en" fo:country="GB"/>
    </style:style>
    <style:style style:name="T353" style:parent-style-name="SourceText" style:family="text">
      <style:text-properties fo:language="en" fo:country="GB"/>
    </style:style>
    <style:style style:name="T354" style:parent-style-name="SourceText" style:family="text">
      <style:text-properties fo:language="en" fo:country="GB"/>
    </style:style>
    <style:style style:name="P355" style:parent-style-name="PreformattedText" style:family="paragraph">
      <style:paragraph-properties fo:margin-bottom="0.1965in"/>
    </style:style>
    <style:style style:name="T356" style:parent-style-name="SourceText" style:family="text">
      <style:text-properties fo:language="en" fo:country="GB"/>
    </style:style>
    <style:style style:name="P357" style:parent-style-name="HorizontalLine" style:family="paragraph">
      <style:text-properties fo:language="en" fo:country="GB"/>
    </style:style>
    <style:style style:name="P358" style:parent-style-name="Titre4" style:family="paragraph">
      <style:text-properties fo:language="en" fo:country="GB"/>
    </style:style>
    <style:style style:name="T359" style:parent-style-name="SourceText" style:family="text">
      <style:text-properties fo:language="en" fo:country="GB"/>
    </style:style>
    <style:style style:name="T360" style:parent-style-name="SourceText" style:family="text">
      <style:text-properties fo:language="en" fo:country="GB"/>
    </style:style>
    <style:style style:name="P361" style:parent-style-name="PreformattedText" style:family="paragraph">
      <style:text-properties fo:language="en" fo:country="GB"/>
    </style:style>
    <style:style style:name="T362" style:parent-style-name="SourceText" style:family="text">
      <style:text-properties fo:language="en" fo:country="GB"/>
    </style:style>
    <style:style style:name="T363" style:parent-style-name="SourceText" style:family="text">
      <style:text-properties fo:language="en" fo:country="GB"/>
    </style:style>
    <style:style style:name="T364" style:parent-style-name="SourceText" style:family="text">
      <style:text-properties fo:language="en" fo:country="GB"/>
    </style:style>
    <style:style style:name="T365" style:parent-style-name="SourceText" style:family="text">
      <style:text-properties fo:language="en" fo:country="GB"/>
    </style:style>
    <style:style style:name="T366" style:parent-style-name="SourceText" style:family="text">
      <style:text-properties fo:language="en" fo:country="GB"/>
    </style:style>
    <style:style style:name="T367" style:parent-style-name="SourceText" style:family="text">
      <style:text-properties fo:language="en" fo:country="GB"/>
    </style:style>
    <style:style style:name="T368" style:parent-style-name="SourceText" style:family="text">
      <style:text-properties fo:language="en" fo:country="GB"/>
    </style:style>
    <style:style style:name="T369" style:parent-style-name="SourceText" style:family="text">
      <style:text-properties fo:language="en" fo:country="GB"/>
    </style:style>
    <style:style style:name="P370" style:parent-style-name="PreformattedText" style:family="paragraph">
      <style:paragraph-properties fo:margin-bottom="0.1965in"/>
    </style:style>
    <style:style style:name="T371" style:parent-style-name="SourceText" style:family="text">
      <style:text-properties fo:language="en" fo:country="GB"/>
    </style:style>
    <style:style style:name="P372" style:parent-style-name="HorizontalLine" style:family="paragraph">
      <style:text-properties fo:language="en" fo:country="GB"/>
    </style:style>
    <style:style style:name="P373" style:parent-style-name="Titre4" style:family="paragraph">
      <style:text-properties fo:language="en" fo:country="GB"/>
    </style:style>
    <style:style style:name="T374" style:parent-style-name="SourceText" style:family="text">
      <style:text-properties fo:language="en" fo:country="GB"/>
    </style:style>
    <style:style style:name="P375" style:parent-style-name="PreformattedText" style:family="paragraph">
      <style:text-properties fo:language="en" fo:country="GB"/>
    </style:style>
    <style:style style:name="T376" style:parent-style-name="SourceText" style:family="text">
      <style:text-properties fo:language="en" fo:country="GB"/>
    </style:style>
    <style:style style:name="T377" style:parent-style-name="SourceText" style:family="text">
      <style:text-properties fo:language="en" fo:country="GB"/>
    </style:style>
    <style:style style:name="T378" style:parent-style-name="SourceText" style:family="text">
      <style:text-properties fo:language="en" fo:country="GB"/>
    </style:style>
    <style:style style:name="T379" style:parent-style-name="SourceText" style:family="text">
      <style:text-properties fo:language="en" fo:country="GB"/>
    </style:style>
    <style:style style:name="T380" style:parent-style-name="SourceText" style:family="text">
      <style:text-properties fo:language="en" fo:country="GB"/>
    </style:style>
    <style:style style:name="P381" style:parent-style-name="PreformattedText" style:family="paragraph">
      <style:paragraph-properties fo:margin-bottom="0.1965in"/>
    </style:style>
    <style:style style:name="T382" style:parent-style-name="SourceText" style:family="text">
      <style:text-properties fo:language="en" fo:country="GB"/>
    </style:style>
    <style:style style:name="P383" style:parent-style-name="HorizontalLine" style:family="paragraph">
      <style:text-properties fo:language="en" fo:country="GB"/>
    </style:style>
    <style:style style:name="P384" style:parent-style-name="Titre3" style:family="paragraph">
      <style:text-properties fo:language="en" fo:country="GB"/>
    </style:style>
    <style:style style:name="T385" style:parent-style-name="SourceText" style:family="text">
      <style:text-properties fo:language="en" fo:country="GB"/>
    </style:style>
    <style:style style:name="T386" style:parent-style-name="SourceText" style:family="text">
      <style:text-properties fo:language="en" fo:country="GB"/>
    </style:style>
    <style:style style:name="P387" style:parent-style-name="PreformattedText" style:family="paragraph">
      <style:text-properties fo:language="en" fo:country="GB"/>
    </style:style>
    <style:style style:name="T388" style:parent-style-name="SourceText" style:family="text">
      <style:text-properties fo:language="en" fo:country="GB"/>
    </style:style>
    <style:style style:name="T389" style:parent-style-name="SourceText" style:family="text">
      <style:text-properties fo:language="en" fo:country="GB"/>
    </style:style>
    <style:style style:name="T390" style:parent-style-name="SourceText" style:family="text">
      <style:text-properties fo:language="en" fo:country="GB"/>
    </style:style>
    <style:style style:name="T391" style:parent-style-name="SourceText" style:family="text">
      <style:text-properties fo:language="en" fo:country="GB"/>
    </style:style>
    <style:style style:name="T392" style:parent-style-name="SourceText" style:family="text">
      <style:text-properties fo:language="en" fo:country="GB"/>
    </style:style>
    <style:style style:name="P393" style:parent-style-name="PreformattedText" style:family="paragraph">
      <style:text-properties fo:language="en" fo:country="GB"/>
    </style:style>
    <style:style style:name="T394" style:parent-style-name="SourceText" style:family="text">
      <style:text-properties fo:language="en" fo:country="GB"/>
    </style:style>
    <style:style style:name="T395" style:parent-style-name="SourceText" style:family="text">
      <style:text-properties fo:language="en" fo:country="GB"/>
    </style:style>
    <style:style style:name="T396" style:parent-style-name="SourceText" style:family="text">
      <style:text-properties fo:language="en" fo:country="GB"/>
    </style:style>
    <style:style style:name="T397" style:parent-style-name="SourceText" style:family="text">
      <style:text-properties fo:language="en" fo:country="GB"/>
    </style:style>
    <style:style style:name="T398" style:parent-style-name="SourceText" style:family="text">
      <style:text-properties fo:language="en" fo:country="GB"/>
    </style:style>
    <style:style style:name="T399" style:parent-style-name="SourceText" style:family="text">
      <style:text-properties fo:language="en" fo:country="GB"/>
    </style:style>
    <style:style style:name="T400" style:parent-style-name="SourceText" style:family="text">
      <style:text-properties fo:language="en" fo:country="GB"/>
    </style:style>
    <style:style style:name="T401" style:parent-style-name="SourceText" style:family="text">
      <style:text-properties fo:language="en" fo:country="GB"/>
    </style:style>
    <style:style style:name="T402" style:parent-style-name="SourceText" style:family="text">
      <style:text-properties fo:language="en" fo:country="GB"/>
    </style:style>
    <style:style style:name="T403" style:parent-style-name="SourceText" style:family="text">
      <style:text-properties fo:language="en" fo:country="GB"/>
    </style:style>
    <style:style style:name="T404" style:parent-style-name="SourceText" style:family="text">
      <style:text-properties fo:language="en" fo:country="GB"/>
    </style:style>
    <style:style style:name="T405" style:parent-style-name="SourceText" style:family="text">
      <style:text-properties fo:language="en" fo:country="GB"/>
    </style:style>
    <style:style style:name="P406" style:parent-style-name="PreformattedText" style:family="paragraph">
      <style:text-properties fo:language="en" fo:country="GB"/>
    </style:style>
    <style:style style:name="T407" style:parent-style-name="SourceText" style:family="text">
      <style:text-properties fo:language="en" fo:country="GB"/>
    </style:style>
    <style:style style:name="T408" style:parent-style-name="SourceText" style:family="text">
      <style:text-properties fo:language="en" fo:country="GB"/>
    </style:style>
    <style:style style:name="T409" style:parent-style-name="SourceText" style:family="text">
      <style:text-properties fo:language="en" fo:country="GB"/>
    </style:style>
    <style:style style:name="T410" style:parent-style-name="SourceText" style:family="text">
      <style:text-properties fo:language="en" fo:country="GB"/>
    </style:style>
    <style:style style:name="T411" style:parent-style-name="SourceText" style:family="text">
      <style:text-properties fo:language="en" fo:country="GB"/>
    </style:style>
    <style:style style:name="T412" style:parent-style-name="SourceText" style:family="text">
      <style:text-properties fo:language="en" fo:country="GB"/>
    </style:style>
    <style:style style:name="T413" style:parent-style-name="SourceText" style:family="text">
      <style:text-properties fo:language="en" fo:country="GB"/>
    </style:style>
    <style:style style:name="T414" style:parent-style-name="SourceText" style:family="text">
      <style:text-properties fo:language="en" fo:country="GB"/>
    </style:style>
    <style:style style:name="T415" style:parent-style-name="SourceText" style:family="text">
      <style:text-properties fo:language="en" fo:country="GB"/>
    </style:style>
    <style:style style:name="T416" style:parent-style-name="SourceText" style:family="text">
      <style:text-properties fo:language="en" fo:country="GB"/>
    </style:style>
    <style:style style:name="P417" style:parent-style-name="PreformattedText" style:family="paragraph">
      <style:text-properties fo:language="en" fo:country="GB"/>
    </style:style>
    <style:style style:name="T418" style:parent-style-name="SourceText" style:family="text">
      <style:text-properties fo:language="en" fo:country="GB"/>
    </style:style>
    <style:style style:name="T419" style:parent-style-name="SourceText" style:family="text">
      <style:text-properties fo:language="en" fo:country="GB"/>
    </style:style>
    <style:style style:name="T420" style:parent-style-name="SourceText" style:family="text">
      <style:text-properties fo:language="en" fo:country="GB"/>
    </style:style>
    <style:style style:name="T421" style:parent-style-name="SourceText" style:family="text">
      <style:text-properties fo:language="en" fo:country="GB"/>
    </style:style>
    <style:style style:name="P422" style:parent-style-name="PreformattedText" style:family="paragraph">
      <style:text-properties fo:language="en" fo:country="GB"/>
    </style:style>
    <style:style style:name="T423" style:parent-style-name="SourceText" style:family="text">
      <style:text-properties fo:language="en" fo:country="GB"/>
    </style:style>
    <style:style style:name="T424" style:parent-style-name="SourceText" style:family="text">
      <style:text-properties fo:language="en" fo:country="GB"/>
    </style:style>
    <style:style style:name="P425" style:parent-style-name="PreformattedText" style:family="paragraph">
      <style:paragraph-properties fo:margin-bottom="0.1965in"/>
    </style:style>
    <style:style style:name="T426" style:parent-style-name="SourceText" style:family="text">
      <style:text-properties fo:language="en" fo:country="GB"/>
    </style:style>
    <style:style style:name="P427" style:parent-style-name="HorizontalLine" style:family="paragraph">
      <style:text-properties fo:language="en" fo:country="GB"/>
    </style:style>
    <style:style style:name="P428" style:parent-style-name="Titre3" style:family="paragraph">
      <style:text-properties fo:language="en" fo:country="GB"/>
    </style:style>
    <style:style style:name="T429" style:parent-style-name="StrongEmphasis" style:family="text">
      <style:text-properties fo:language="en" fo:country="GB"/>
    </style:style>
    <style:style style:name="T430" style:parent-style-name="Policepardéfaut" style:family="text">
      <style:text-properties fo:language="en" fo:country="GB"/>
    </style:style>
    <style:style style:name="T431" style:parent-style-name="SourceText" style:family="text">
      <style:text-properties fo:language="en" fo:country="GB"/>
    </style:style>
    <style:style style:name="T432" style:parent-style-name="SourceText" style:family="text">
      <style:text-properties fo:language="en" fo:country="GB"/>
    </style:style>
    <style:style style:name="T433" style:parent-style-name="SourceText" style:family="text">
      <style:text-properties fo:language="en" fo:country="GB"/>
    </style:style>
    <style:style style:name="T434" style:parent-style-name="SourceText" style:family="text">
      <style:text-properties fo:language="en" fo:country="GB"/>
    </style:style>
    <style:style style:name="T435" style:parent-style-name="SourceText" style:family="text">
      <style:text-properties fo:language="en" fo:country="GB"/>
    </style:style>
    <style:style style:name="T436" style:parent-style-name="SourceText" style:family="text">
      <style:text-properties fo:language="en" fo:country="GB"/>
    </style:style>
    <style:style style:name="T437" style:parent-style-name="SourceText" style:family="text">
      <style:text-properties fo:language="en" fo:country="GB"/>
    </style:style>
    <style:style style:name="T438" style:parent-style-name="SourceText" style:family="text">
      <style:text-properties fo:language="en" fo:country="GB"/>
    </style:style>
    <style:style style:name="T439" style:parent-style-name="SourceText" style:family="text">
      <style:text-properties fo:language="en" fo:country="GB"/>
    </style:style>
    <style:style style:name="T440" style:parent-style-name="SourceText" style:family="text">
      <style:text-properties fo:language="en" fo:country="GB"/>
    </style:style>
    <style:style style:name="T441" style:parent-style-name="SourceText" style:family="text">
      <style:text-properties fo:language="en" fo:country="GB"/>
    </style:style>
    <style:style style:name="T442" style:parent-style-name="SourceText" style:family="text">
      <style:text-properties fo:language="en" fo:country="GB"/>
    </style:style>
    <style:style style:name="T443" style:parent-style-name="SourceText" style:family="text">
      <style:text-properties fo:language="en" fo:country="GB"/>
    </style:style>
    <style:style style:name="T444" style:parent-style-name="SourceText" style:family="text">
      <style:text-properties fo:language="en" fo:country="GB"/>
    </style:style>
    <style:style style:name="T445" style:parent-style-name="SourceText" style:family="text">
      <style:text-properties fo:language="en" fo:country="GB"/>
    </style:style>
    <style:style style:name="T446" style:parent-style-name="SourceText" style:family="text">
      <style:text-properties fo:language="en" fo:country="GB"/>
    </style:style>
    <style:style style:name="P447" style:parent-style-name="PreformattedText" style:family="paragraph">
      <style:paragraph-properties fo:margin-bottom="0.1965in"/>
    </style:style>
    <style:style style:name="P448" style:parent-style-name="Textbody" style:family="paragraph">
      <style:paragraph-properties fo:margin-bottom="0in"/>
    </style:style>
    <style:style style:name="P449" style:parent-style-name="Textbody" style:family="paragraph">
      <style:paragraph-properties fo:margin-bottom="0in"/>
    </style:style>
    <style:style style:name="P450" style:parent-style-name="Textbody" style:family="paragraph">
      <style:paragraph-properties fo:margin-bottom="0in"/>
    </style:style>
    <style:style style:name="P451" style:parent-style-name="Textbody" style:family="paragraph">
      <style:paragraph-properties fo:margin-bottom="0in"/>
    </style:style>
    <style:style style:name="P452" style:parent-style-name="Textbody" style:family="paragraph">
      <style:paragraph-properties fo:margin-bottom="0in"/>
    </style:style>
    <style:style style:name="P453" style:parent-style-name="Textbody" style:family="paragraph">
      <style:paragraph-properties fo:margin-bottom="0in"/>
    </style:style>
    <style:style style:name="P454" style:parent-style-name="Textbody" style:family="paragraph">
      <style:paragraph-properties fo:margin-bottom="0in"/>
    </style:style>
    <style:style style:name="P455" style:parent-style-name="Textbody" style:family="paragraph"/>
    <style:style style:name="P456" style:parent-style-name="Textbody" style:family="paragraph">
      <style:paragraph-properties fo:margin-bottom="0in"/>
    </style:style>
    <style:style style:name="P457" style:parent-style-name="Textbody" style:family="paragraph">
      <style:paragraph-properties fo:margin-bottom="0in"/>
    </style:style>
    <style:style style:name="P458" style:parent-style-name="Textbody" style:family="paragraph">
      <style:paragraph-properties fo:margin-bottom="0in"/>
    </style:style>
    <style:style style:name="P459" style:parent-style-name="Textbody" style:family="paragraph">
      <style:paragraph-properties fo:margin-bottom="0in"/>
    </style:style>
    <style:style style:name="P460" style:parent-style-name="Textbody" style:family="paragraph">
      <style:paragraph-properties fo:margin-bottom="0in"/>
    </style:style>
    <style:style style:name="P461" style:parent-style-name="Textbody" style:family="paragraph">
      <style:paragraph-properties fo:margin-bottom="0in"/>
    </style:style>
    <style:style style:name="T462" style:parent-style-name="Policepardéfaut" style:family="text">
      <style:text-properties fo:language="en" fo:country="GB"/>
    </style:style>
    <style:style style:name="T463" style:parent-style-name="StrongEmphasis" style:family="text">
      <style:text-properties fo:language="en" fo:country="GB"/>
    </style:style>
    <style:style style:name="T464" style:parent-style-name="Policepardéfaut" style:family="text">
      <style:text-properties fo:language="en" fo:country="GB"/>
    </style:style>
    <style:style style:name="P465" style:parent-style-name="Textbody" style:family="paragraph"/>
    <style:style style:name="P466" style:parent-style-name="Textbody" style:family="paragraph">
      <style:paragraph-properties fo:margin-bottom="0in"/>
    </style:style>
    <style:style style:name="P467" style:parent-style-name="Textbody" style:family="paragraph">
      <style:paragraph-properties fo:margin-bottom="0in"/>
    </style:style>
    <style:style style:name="P468" style:parent-style-name="Textbody" style:family="paragraph">
      <style:paragraph-properties fo:margin-bottom="0in"/>
    </style:style>
    <style:style style:name="P469" style:parent-style-name="Textbody" style:family="paragraph">
      <style:paragraph-properties fo:margin-bottom="0in"/>
    </style:style>
    <style:style style:name="P470" style:parent-style-name="Textbody" style:family="paragraph">
      <style:paragraph-properties fo:margin-bottom="0in"/>
    </style:style>
    <style:style style:name="P471" style:parent-style-name="Textbody" style:family="paragraph">
      <style:paragraph-properties fo:margin-bottom="0in"/>
    </style:style>
    <style:style style:name="P472" style:parent-style-name="Textbody" style:family="paragraph">
      <style:paragraph-properties fo:margin-bottom="0in"/>
    </style:style>
    <style:style style:name="P473" style:parent-style-name="Textbody" style:family="paragraph"/>
    <style:style style:name="P474" style:parent-style-name="Textbody" style:family="paragraph">
      <style:paragraph-properties fo:margin-bottom="0in"/>
    </style:style>
    <style:style style:name="P475" style:parent-style-name="Textbody" style:family="paragraph">
      <style:paragraph-properties fo:margin-bottom="0in"/>
    </style:style>
    <style:style style:name="P476" style:parent-style-name="Textbody" style:family="paragraph">
      <style:paragraph-properties fo:margin-bottom="0in"/>
    </style:style>
    <style:style style:name="P477" style:parent-style-name="Textbody" style:family="paragraph">
      <style:paragraph-properties fo:margin-bottom="0in"/>
    </style:style>
    <style:style style:name="P478" style:parent-style-name="Textbody" style:family="paragraph"/>
  </office:automatic-styles>
  <office:body>
    <office:text text:use-soft-page-breaks="true">
      <text:h text:style-name="P1" text:outline-level="1">VISUAL - Formules Mathématiques et Répartitions Complètes Optimisées</text:h>
      <text:p text:style-name="Textbody"><text:span text:style-name="StrongEmphasis">Version finale : 2025-10-24</text:span></text:p>
      <text:p text:style-name="HorizontalLine"/>
      <text:h text:style-name="Titre2" text:outline-level="2">? PRÉAMBULE</text:h>
      <text:p text:style-name="Textbody"><text:span text:style-name="StrongEmphasis">Plateforme</text:span><text:s/>: VISUAL<text:line-break/><text:span text:style-name="StrongEmphasis">Slogan officiel</text:span><text:s/>:<text:s/><text:span text:style-name="Accentuation">"Regarde-Investis-Gagne"</text:span><text:line-break/><text:span text:style-name="StrongEmphasis">Référence interne</text:span><text:s/>:<text:s/><text:span text:style-name="StrongEmphasis">100 VISUpoints = 1 €</text:span></text:p>
      <text:h text:style-name="Titre3" text:outline-level="3">Barème Commun Investisseurs (euros → votes)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header-rows>
          <table:table-row table:style-name="TableRow14">
            <table:table-cell table:style-name="TableCell15">
              <text:p text:style-name="TableHeading">Montant (€)</text:p>
            </table:table-cell>
            <table:table-cell table:style-name="TableCell16">
              <text:p text:style-name="TableHeading">2</text:p>
            </table:table-cell>
            <table:table-cell table:style-name="TableCell17">
              <text:p text:style-name="TableHeading">3</text:p>
            </table:table-cell>
            <table:table-cell table:style-name="TableCell18">
              <text:p text:style-name="TableHeading">4</text:p>
            </table:table-cell>
            <table:table-cell table:style-name="TableCell19">
              <text:p text:style-name="TableHeading">5</text:p>
            </table:table-cell>
            <table:table-cell table:style-name="TableCell20">
              <text:p text:style-name="TableHeading">6</text:p>
            </table:table-cell>
            <table:table-cell table:style-name="TableCell21">
              <text:p text:style-name="TableHeading">8</text:p>
            </table:table-cell>
            <table:table-cell table:style-name="TableCell22">
              <text:p text:style-name="TableHeading">10</text:p>
            </table:table-cell>
            <table:table-cell table:style-name="TableCell23">
              <text:p text:style-name="TableHeading">12</text:p>
            </table:table-cell>
            <table:table-cell table:style-name="TableCell24">
              <text:p text:style-name="TableHeading">15</text:p>
            </table:table-cell>
            <table:table-cell table:style-name="TableCell25">
              <text:p text:style-name="TableHeading">20</text:p>
            </table:table-cell>
          </table:table-row>
        </table:table-header-rows>
        <table:table-row table:style-name="TableRow26">
          <table:table-cell table:style-name="TableCell27">
            <text:p text:style-name="TableContents"><text:span text:style-name="StrongEmphasis">Votes</text:span></text:p>
          </table:table-cell>
          <table:table-cell table:style-name="TableCell28">
            <text:p text:style-name="TableContents">1</text:p>
          </table:table-cell>
          <table:table-cell table:style-name="TableCell29">
            <text:p text:style-name="TableContents">2</text:p>
          </table:table-cell>
          <table:table-cell table:style-name="TableCell30">
            <text:p text:style-name="TableContents">3</text:p>
          </table:table-cell>
          <table:table-cell table:style-name="TableCell31">
            <text:p text:style-name="TableContents">4</text:p>
          </table:table-cell>
          <table:table-cell table:style-name="TableCell32">
            <text:p text:style-name="TableContents">5</text:p>
          </table:table-cell>
          <table:table-cell table:style-name="TableCell33">
            <text:p text:style-name="TableContents">6</text:p>
          </table:table-cell>
          <table:table-cell table:style-name="TableCell34">
            <text:p text:style-name="TableContents">7</text:p>
          </table:table-cell>
          <table:table-cell table:style-name="TableCell35">
            <text:p text:style-name="TableContents">8</text:p>
          </table:table-cell>
          <table:table-cell table:style-name="TableCell36">
            <text:p text:style-name="TableContents">9</text:p>
          </table:table-cell>
          <table:table-cell table:style-name="TableCell37">
            <text:p text:style-name="TableContents">10</text:p>
          </table:table-cell>
        </table:table-row>
      </table:table>
      <text:p text:style-name="Textbody"><text:span text:style-name="StrongEmphasis">Application</text:span><text:s/>: Toutes catégories (Films, Vidéos, Documentaires, Voix de l'Info, Livres, Podcasts, VSLS).</text:p>
      <text:p text:style-name="HorizontalLine"/>
      <text:h text:style-name="Titre2" text:outline-level="2">? SOMMAIRE</text:h>
      <text:list text:style-name="LFO1" text:continue-numbering="true">
        <text:list-item>
          <text:p text:style-name="P38"><text:a xlink:href="https://claude.ai/chat/673bbc6a-11bc-412b-bcd3-f0a6a3781511#1-films--vidéos--documentaires----clôture-40302377" office:target-frame-name="_top" xlink:show="replace">Films / Vidéos / Documentaires</text:a></text:p>
        </text:list-item>
        <text:list-item>
          <text:p text:style-name="P39"><text:a xlink:href="https://claude.ai/chat/673bbc6a-11bc-412b-bcd3-f0a6a3781511#2-voix-de-linfo----vente-7030--pot-quotidien-6040" office:target-frame-name="_top" xlink:show="replace">Voix de l'Info</text:a></text:p>
        </text:list-item>
        <text:list-item>
          <text:p text:style-name="P40"><text:a xlink:href="https://claude.ai/chat/673bbc6a-11bc-412b-bcd3-f0a6a3781511#3-livres----vente-7030--pot-mensuel-6040" office:target-frame-name="_top" xlink:show="replace">Livres</text:a></text:p>
        </text:list-item>
        <text:list-item>
          <text:p text:style-name="P41"><text:a xlink:href="https://claude.ai/chat/673bbc6a-11bc-412b-bcd3-f0a6a3781511#4-podcasts----vente-7030--pot-mensuel-40302010" office:target-frame-name="_top" xlink:show="replace">Podcasts</text:a></text:p>
        </text:list-item>
        <text:list-item>
          <text:p text:style-name="P42"><text:a xlink:href="https://claude.ai/chat/673bbc6a-11bc-412b-bcd3-f0a6a3781511#5-vsls-visual-studio-live-show----40104010" office:target-frame-name="_top" xlink:show="replace"><text:span text:style-name="T43">VSLS (Visual Studio Live Show)</text:span></text:a></text:p>
        </text:list-item>
        <text:list-item>
          <text:p text:style-name="P44"><text:a xlink:href="https://claude.ai/chat/673bbc6a-11bc-412b-bcd3-f0a6a3781511#6-rubrique-petites-annonces----modèle-économique-pro" office:target-frame-name="_top" xlink:show="replace">Petites Annonces</text:a></text:p>
        </text:list-item>
        <text:list-item>
          <text:p text:style-name="P45"><text:a xlink:href="https://claude.ai/chat/673bbc6a-11bc-412b-bcd3-f0a6a3781511#7-règles-transverses" office:target-frame-name="_top" xlink:show="replace">Règles Transverses</text:a></text:p>
        </text:list-item>
        <text:list-item>
          <text:p text:style-name="P46"><text:a xlink:href="https://claude.ai/chat/673bbc6a-11bc-412b-bcd3-f0a6a3781511#8-api--settlement-référence-technique" office:target-frame-name="_top" xlink:show="replace">API &amp; Settlement</text:a></text:p>
        </text:list-item>
        <text:list-item>
          <text:p text:style-name="P47"><text:a xlink:href="https://claude.ai/chat/673bbc6a-11bc-412b-bcd3-f0a6a3781511#9-check-list-déploiement" office:target-frame-name="_top" xlink:show="replace">Check-list Déploiement</text:a></text:p>
        </text:list-item>
      </text:list>
      <text:p text:style-name="HorizontalLine"/>
      <text:h text:style-name="Titre2" text:outline-level="2">1) Films / Vidéos / Documentaires — Clôture<text:s/><text:span text:style-name="StrongEmphasis">40/30/23/7 %</text:span></text:h>
      <text:h text:style-name="Titre3" text:outline-level="3">Formule de Répartition</text:h>
      <text:p text:style-name="Textbody">Soit<text:s/><text:span text:style-name="StrongEmphasis">P</text:span><text:s/>le<text:s/><text:span text:style-name="StrongEmphasis">pot net</text:span><text:s/>(après frais Stripe) à la clôture de la catégorie.</text:p>
      <text:h text:style-name="Titre4" text:outline-level="4">Distribution détaillée :</text:h>
      <text:p text:style-name="Textbody"><text:span text:style-name="StrongEmphasis">A) 40 % → Investisseurs TOP 10</text:span></text:p>
      <text:p text:style-name="PreformattedText"><text:span text:style-name="T48">P_{I,Top10} = 0,40 × P</text:span></text:p>
      <text:p text:style-name="P49"/>
      <text:p text:style-name="P50"><text:span text:style-name="T51">part_i = P_{I,Top10} × (V_i /<text:s/></text:span><text:span text:style-name="SourceText">Σ</text:span><text:span text:style-name="T52">_{j∈Top10} V_j)</text:span></text:p>
      <text:p text:style-name="Textbody">Où :</text:p>
      <text:list text:style-name="LFO2" text:continue-numbering="true">
        <text:list-item>
          <text:p text:style-name="P53"><text:span text:style-name="SourceText">V_i</text:span><text:s/>= votes de l'investisseur<text:s/><text:span text:style-name="SourceText">i</text:span><text:s/>sur les projets TOP 10</text:p>
        </text:list-item>
        <text:list-item>
          <text:p text:style-name="P54">Répartition<text:s/><text:span text:style-name="StrongEmphasis">pondérée</text:span><text:s/>par le montant investi</text:p>
        </text:list-item>
      </text:list>
      <text:p text:style-name="HorizontalLine"/>
      <text:soft-page-break/>
      <text:p text:style-name="Textbody"><text:span text:style-name="StrongEmphasis">B) 30 % → Porteurs de Projets TOP 10</text:span></text:p>
      <text:p text:style-name="PreformattedText"><text:span text:style-name="T55">P_{C,Top10} = 0,30 × P</text:span></text:p>
      <text:p text:style-name="P56"/>
      <text:p text:style-name="P57"><text:span text:style-name="T58">part_c = P_{C,Top10} × (score_c /<text:s/></text:span><text:span text:style-name="SourceText">Σ</text:span><text:span text:style-name="T59"><text:s/>score_{Top10})</text:span></text:p>
      <text:p text:style-name="Textbody">Où :</text:p>
      <text:list text:style-name="LFO3" text:continue-numbering="true">
        <text:list-item>
          <text:p text:style-name="P60"><text:span text:style-name="SourceText">score_c</text:span><text:s/>= score final du projet<text:s/><text:span text:style-name="SourceText">c</text:span><text:s/>(votes × engagement × qualité)</text:p>
        </text:list-item>
        <text:list-item>
          <text:p text:style-name="P61">Répartition<text:s/><text:span text:style-name="StrongEmphasis">pondérée</text:span><text:s/>par le score de classement</text:p>
        </text:list-item>
      </text:list>
      <text:p text:style-name="HorizontalLine"/>
      <text:p text:style-name="Textbody"><text:span text:style-name="StrongEmphasis">C) 7 % → Investisseurs rangs 11-100</text:span></text:p>
      <text:p text:style-name="P62"><text:span text:style-name="SourceText">P_{I,11-100} = 0,07 × P</text:span></text:p>
      <text:p text:style-name="Textbody">Distribution :</text:p>
      <text:list text:style-name="LFO4" text:continue-numbering="true">
        <text:list-item>
          <text:p text:style-name="P63"><text:span text:style-name="StrongEmphasis">Équiparti</text:span><text:s/>(parts égales)<text:s/><text:span text:style-name="StrongEmphasis">OU</text:span></text:p>
        </text:list-item>
        <text:list-item>
          <text:p text:style-name="P64"><text:span text:style-name="StrongEmphasis">Pro-rata votes</text:span><text:s/>(selon paramétrage admin)</text:p>
        </text:list-item>
      </text:list>
      <text:p text:style-name="HorizontalLine"/>
      <text:p text:style-name="Textbody"><text:span text:style-name="T65">D) 23 % → VISUAL (Plateforme)</text:span></text:p>
      <text:p text:style-name="P66"><text:span text:style-name="T67">P_{VISUAL} = 0,23 × P</text:span></text:p>
      <text:p text:style-name="Textbody">Inclut :</text:p>
      <text:list text:style-name="LFO5" text:continue-numbering="true">
        <text:list-item>
          <text:p text:style-name="P68">Frais opérationnels</text:p>
        </text:list-item>
        <text:list-item>
          <text:p text:style-name="P69">Arrondis de calcul (bouclage au centime)</text:p>
        </text:list-item>
        <text:list-item>
          <text:p text:style-name="P70">Réserve technique</text:p>
        </text:list-item>
      </text:list>
      <text:p text:style-name="HorizontalLine"/>
      <text:h text:style-name="Titre3" text:outline-level="3">Quotas Créateurs<text:s/>et mise en ligne sur Bunny.net<text:s/>(Rappel)</text:h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header-rows>
          <table:table-row table:style-name="TableRow76">
            <table:table-cell table:style-name="TableCell77">
              <text:p text:style-name="TableHeading">Type de contenu</text:p>
            </table:table-cell>
            <table:table-cell table:style-name="TableCell78">
              <text:p text:style-name="TableHeading">Durée</text:p>
            </table:table-cell>
            <table:table-cell table:style-name="TableCell79">
              <text:p text:style-name="TableHeading">Quota</text:p>
            </table:table-cell>
            <table:table-cell table:style-name="TableCell80">
              <text:p text:style-name="TableHeading">Prix fixe</text:p>
            </table:table-cell>
          </table:table-row>
        </table:table-header-rows>
        <table:table-row table:style-name="TableRow81">
          <table:table-cell table:style-name="TableCell82">
            <text:p text:style-name="TableContents"><text:span text:style-name="StrongEmphasis">Clips</text:span></text:p>
          </table:table-cell>
          <table:table-cell table:style-name="TableCell83">
            <text:p text:style-name="TableContents">≤ 5 min</text:p>
          </table:table-cell>
          <table:table-cell table:style-name="TableCell84">
            <text:p text:style-name="TableContents">2/mois</text:p>
          </table:table-cell>
          <table:table-cell table:style-name="TableCell85">
            <text:p text:style-name="TableContents">2 €/clip</text:p>
          </table:table-cell>
        </table:table-row>
        <table:table-row table:style-name="TableRow86">
          <table:table-cell table:style-name="TableCell87">
            <text:p text:style-name="TableContents"><text:span text:style-name="StrongEmphasis">Documentaires</text:span></text:p>
          </table:table-cell>
          <table:table-cell table:style-name="TableCell88">
            <text:p text:style-name="TableContents">5-30 min</text:p>
          </table:table-cell>
          <table:table-cell table:style-name="TableCell89">
            <text:p text:style-name="TableContents">1/mois</text:p>
          </table:table-cell>
          <table:table-cell table:style-name="TableCell90">
            <text:p text:style-name="TableContents">5 €/documentaire<text:s/></text:p>
          </table:table-cell>
        </table:table-row>
        <table:table-row table:style-name="TableRow91">
          <table:table-cell table:style-name="TableCell92">
            <text:p text:style-name="TableContents"><text:span text:style-name="StrongEmphasis">Films</text:span></text:p>
          </table:table-cell>
          <table:table-cell table:style-name="TableCell93">
            <text:p text:style-name="TableContents">&gt; 30 min</text:p>
          </table:table-cell>
          <table:table-cell table:style-name="TableCell94">
            <text:p text:style-name="TableContents">1/trimestre</text:p>
          </table:table-cell>
          <table:table-cell table:style-name="TableCell95">
            <text:p text:style-name="TableContents">7€/film</text:p>
          </table:table-cell>
        </table:table-row>
      </table:table>
      <text:p text:style-name="HorizontalLine"/>
      <text:h text:style-name="Titre2" text:outline-level="2">2) Voix de l'Info —<text:s/><text:span text:style-name="StrongEmphasis">Vente 70/30</text:span><text:s/>+<text:s/><text:span text:style-name="StrongEmphasis">Pot quotidien 60/40</text:span></text:h>
      <text:h text:style-name="Titre3" text:outline-level="3">Flux A — Vente Unitaire d'Article</text:h>
      <text:p text:style-name="PreformattedText"><text:span text:style-name="SourceText">Net_vente = Prix_payé - Frais_paiement</text:span></text:p>
      <text:p text:style-name="PreformattedText"/>
      <text:p text:style-name="PreformattedText"><text:span text:style-name="SourceText">Auteur = 0,70 × Net_vente</text:span></text:p>
      <text:p text:style-name="P96"><text:span text:style-name="SourceText">VISUAL = 0,30 × Net_vente</text:span></text:p>
      <text:p text:style-name="Textbody"><text:span text:style-name="StrongEmphasis">Arrondi</text:span><text:s/>: Au centime près (0,01 €)</text:p>
      <text:p text:style-name="HorizontalLine"/>
      <text:soft-page-break/>
      <text:h text:style-name="Titre3" text:outline-level="3">Flux B — Pot du Jour (Distribution J → J+1 à 00<text:s/>:15)</text:h>
      <text:p text:style-name="Textbody">Soit<text:s/><text:span text:style-name="StrongEmphasis">P_day</text:span><text:s/>le<text:s/><text:span text:style-name="StrongEmphasis">pot net quotidien</text:span><text:s/>cumulé.</text:p>
      <text:h text:style-name="Titre4" text:outline-level="4">A) 60 % → Auteurs TOP 10</text:h>
      <text:p text:style-name="PreformattedText"><text:span text:style-name="SourceText">P_{Auteurs} = 0,60 × P_day</text:span></text:p>
      <text:p text:style-name="PreformattedText"/>
      <text:p text:style-name="P97"><text:span text:style-name="SourceText">part_a = P_{Auteurs} × (score_a / Σ score_{Top10})</text:span></text:p>
      <text:p text:style-name="Textbody"><text:span text:style-name="StrongEmphasis">Méthodes de pondération</text:span><text:s/>(configurable) :</text:p>
      <text:list text:style-name="LFO6" text:continue-numbering="true">
        <text:list-item>
          <text:p text:style-name="P98"><text:span text:style-name="StrongEmphasis">Pro-rata score</text:span><text:s/>(votes × engagement)</text:p>
        </text:list-item>
        <text:list-item>
          <text:p text:style-name="P99"><text:span text:style-name="StrongEmphasis">Poids par rang</text:span><text:s/>: rang 1 = 10 points, rang 2 = 9 points, ..., rang 10 = 1 point</text:p>
        </text:list-item>
      </text:list>
      <text:p text:style-name="HorizontalLine"/>
      <text:h text:style-name="Titre4" text:outline-level="4">B) 40 % → Lecteurs Gagnants</text:h>
      <text:p text:style-name="Textbody"><text:span text:style-name="StrongEmphasis">Critère d'éligibilité</text:span><text:s/>: Avoir acheté<text:s/><text:span text:style-name="StrongEmphasis">≥ 1 article</text:span><text:s/>d'un auteur du TOP 10.</text:p>
      <text:p text:style-name="PreformattedText"><text:span text:style-name="T100">W_i =<text:s/></text:span><text:span text:style-name="SourceText">Σ</text:span><text:span text:style-name="T101"><text:s/>(votes_i × poids_c)</text:span></text:p>
      <text:p text:style-name="P102"/>
      <text:p text:style-name="P103"><text:span text:style-name="T104">part_i = 0,40 × P_day × (W_i /<text:s/></text:span><text:span text:style-name="SourceText">Σ</text:span><text:span text:style-name="T105"><text:s/>W)</text:span></text:p>
      <text:p text:style-name="Textbody">Où :</text:p>
      <text:list text:style-name="LFO7" text:continue-numbering="true">
        <text:list-item>
          <text:p text:style-name="P106"><text:span text:style-name="SourceText">votes_i</text:span><text:s/>= nombre de votes du lecteur<text:s/><text:span text:style-name="SourceText">i</text:span><text:s/>sur articles TOP 10</text:p>
        </text:list-item>
        <text:list-item>
          <text:p text:style-name="P107"><text:span text:style-name="SourceText">poids_c</text:span><text:s/>= coefficient de pondération de l'auteur<text:s/><text:span text:style-name="SourceText">c</text:span><text:s/>(selon rang)</text:p>
        </text:list-item>
      </text:list>
      <text:p text:style-name="HorizontalLine"/>
      <text:h text:style-name="Titre3" text:outline-level="3">Règles Spécifiques</text:h>
      <text:list text:style-name="LFO8" text:continue-numbering="true">
        <text:list-item>
          <text:p text:style-name="P108"><text:span text:style-name="StrongEmphasis">Fréquence</text:span><text:s/>: Clôture quotidienne automatique (CRON à 00:15 UTC+1)</text:p>
        </text:list-item>
        <text:list-item>
          <text:p text:style-name="P109"><text:span text:style-name="StrongEmphasis">Archivage</text:span><text:s/>: Classements quotidiens conservés 90 jours</text:p>
        </text:list-item>
        <text:list-item>
          <text:p text:style-name="P110"><text:span text:style-name="StrongEmphasis">Délai paiement</text:span><text:s/>: T+2 jours ouvrés</text:p>
        </text:list-item>
      </text:list>
      <text:p text:style-name="HorizontalLine"/>
      <text:h text:style-name="Titre2" text:outline-level="2">3) Livres —<text:s/><text:span text:style-name="StrongEmphasis">Vente 70/30</text:span><text:s/>+<text:s/><text:span text:style-name="StrongEmphasis">Pot mensuel 60/40</text:span></text:h>
      <text:h text:style-name="Titre3" text:outline-level="3">Flux A — Vente Unitaire de Livre</text:h>
      <text:p text:style-name="PreformattedText"><text:span text:style-name="SourceText">Net_vente = Prix_payé - Frais_paiement</text:span></text:p>
      <text:p text:style-name="PreformattedText"/>
      <text:p text:style-name="PreformattedText"><text:span text:style-name="SourceText">Auteur = 0,70 × Net_vente</text:span></text:p>
      <text:p text:style-name="P111"><text:span text:style-name="SourceText">VISUAL = 0,30 × Net_vente</text:span></text:p>
      <text:p text:style-name="HorizontalLine"/>
      <text:h text:style-name="Titre3" text:outline-level="3">Flux B — Pot Mensuel (Mois Calendaire)</text:h>
      <text:p text:style-name="Textbody">Soit<text:s/><text:span text:style-name="StrongEmphasis">P_mois</text:span><text:s/>le<text:s/><text:span text:style-name="StrongEmphasis">pot net mensuel</text:span>.</text:p>
      <text:h text:style-name="Titre4" text:outline-level="4">A) 60 % → Auteurs TOP 10</text:h>
      <text:p text:style-name="PreformattedText"><text:span text:style-name="SourceText">P_{Auteurs} = 0,60 × P_mois</text:span></text:p>
      <text:p text:style-name="PreformattedText"/>
      <text:p text:style-name="P112"><text:span text:style-name="SourceText">part_a = P_{Auteurs} × (score_a / Σ score_{Top10})</text:span></text:p>
      <text:p text:style-name="Textbody"><text:span text:style-name="StrongEmphasis">Méthodes de pondération</text:span><text:s/>:</text:p>
      <text:soft-page-break/>
      <text:list text:style-name="LFO9" text:continue-numbering="true">
        <text:list-item>
          <text:p text:style-name="P113"><text:span text:style-name="StrongEmphasis">Pro-rata score</text:span><text:s/>(votes × ventes × engagement)</text:p>
        </text:list-item>
        <text:list-item>
          <text:p text:style-name="P114"><text:span text:style-name="StrongEmphasis">Poids dégressif</text:span><text:s/>: rang 1 = 10, rang 2 = 9, ..., rang 10 = 1</text:p>
        </text:list-item>
      </text:list>
      <text:p text:style-name="HorizontalLine"/>
      <text:h text:style-name="Titre4" text:outline-level="4">B) 40 % → Lecteurs-Investisseurs Gagnants</text:h>
      <text:p text:style-name="Textbody"><text:span text:style-name="StrongEmphasis">Critère</text:span><text:s/>: Avoir investi sur<text:s/><text:span text:style-name="StrongEmphasis">≥ 1 auteur du TOP 10</text:span>.</text:p>
      <text:p text:style-name="PreformattedText"><text:span text:style-name="T115">W_i =<text:s/></text:span><text:span text:style-name="SourceText">Σ</text:span><text:span text:style-name="T116"><text:s/>(votes_i × poids_c)</text:span></text:p>
      <text:p text:style-name="P117"/>
      <text:p text:style-name="P118"><text:span text:style-name="T119">part_i = 0,40 × P_mois × (W_i /<text:s/></text:span><text:span text:style-name="SourceText">Σ</text:span><text:span text:style-name="T120"><text:s/>W)</text:span></text:p>
      <text:p text:style-name="P121"/>
      <text:h text:style-name="Titre3" text:outline-level="3">Système de Repêchage (Optionnel)</text:h>
      <text:p text:style-name="Textbody"><text:span text:style-name="StrongEmphasis">Cible</text:span><text:s/>: Auteurs classés<text:s/><text:span text:style-name="StrongEmphasis">rangs 11-100</text:span></text:p>
      <text:list text:style-name="LFO10" text:continue-numbering="true">
        <text:list-item>
          <text:p text:style-name="P122"><text:span text:style-name="StrongEmphasis">Coût</text:span><text:s/>: 25 € (ticket de repêchage)</text:p>
        </text:list-item>
        <text:list-item>
          <text:p text:style-name="P123"><text:span text:style-name="StrongEmphasis">Fenêtre</text:span><text:s/>: 24 heures après clôture mensuelle</text:p>
        </text:list-item>
        <text:list-item>
          <text:p text:style-name="P124"><text:span text:style-name="StrongEmphasis">Effet</text:span><text:s/>: Inscription automatique au cycle suivant (file d'attente prioritaire)</text:p>
        </text:list-item>
      </text:list>
      <text:p text:style-name="HorizontalLine"/>
      <text:h text:style-name="Titre3" text:outline-level="3">Auto-Report TOP 10</text:h>
      <text:p text:style-name="Textbody"><text:span text:style-name="StrongEmphasis">Paramétrable</text:span><text:s/>par l'admin :</text:p>
      <text:list text:style-name="LFO11" text:continue-numbering="true">
        <text:list-item>
          <text:p text:style-name="P125"><text:span text:style-name="StrongEmphasis">Activé</text:span><text:s/>: TOP 10 reconduits automatiquement le mois suivant</text:p>
        </text:list-item>
        <text:list-item>
          <text:p text:style-name="P126"><text:span text:style-name="StrongEmphasis">Désactivé</text:span><text:s/>: Retour en file d'attente générale</text:p>
        </text:list-item>
      </text:list>
      <text:p text:style-name="HorizontalLine"/>
      <text:h text:style-name="Titre3" text:outline-level="3">Capacité Mensuelle</text:h>
      <text:list text:style-name="LFO12" text:continue-numbering="true">
        <text:list-item>
          <text:p text:style-name="P127"><text:span text:style-name="StrongEmphasis">Target</text:span><text:s/>: 100 auteurs/mois (paramètre<text:s/><text:span text:style-name="SourceText">TARGET_AUTHORS</text:span>)</text:p>
        </text:list-item>
        <text:list-item>
          <text:p text:style-name="P128"><text:span text:style-name="StrongEmphasis">Extensible</text:span><text:s/>: Jusqu'à 200 auteurs/mois selon charge serveur</text:p>
        </text:list-item>
        <text:list-item>
          <text:p text:style-name="P129"><text:span text:style-name="StrongEmphasis">File d'attente</text:span><text:s/>: Visible jusqu'à 10 000 auteurs dans admin</text:p>
        </text:list-item>
      </text:list>
      <text:p text:style-name="HorizontalLine"/>
      <text:h text:style-name="Titre2" text:outline-level="2">4) Podcasts —<text:s/><text:span text:style-name="StrongEmphasis">Vente 70/30</text:span><text:s/>+<text:s/><text:span text:style-name="StrongEmphasis">Pot mensuel 40/30/20/10</text:span></text:h>
      <text:h text:style-name="Titre3" text:outline-level="3">Flux A — Vente Épisode</text:h>
      <text:p text:style-name="PreformattedText"><text:span text:style-name="SourceText">Net_vente = Prix_payé - Frais_paiement</text:span></text:p>
      <text:p text:style-name="PreformattedText"/>
      <text:p text:style-name="PreformattedText"><text:span text:style-name="SourceText">Porteur = 0,70 × Net_vente</text:span></text:p>
      <text:p text:style-name="P130"><text:span text:style-name="SourceText">VISUAL = 0,30 × Net_vente</text:span></text:p>
      <text:p text:style-name="HorizontalLine"/>
      <text:h text:style-name="Titre3" text:outline-level="3">Flux B — Pot Mensuel</text:h>
      <text:p text:style-name="Textbody">Soit<text:s/><text:span text:style-name="StrongEmphasis">P</text:span><text:s/>le<text:s/><text:span text:style-name="StrongEmphasis">pot net mensuel</text:span>.</text:p>
      <text:h text:style-name="Titre4" text:outline-level="4">A) 40 % → Porteurs de Podcasts</text:h>
      <text:p text:style-name="PreformattedText"><text:span text:style-name="SourceText">P_{Porteurs} = 0,40 × P</text:span></text:p>
      <text:p text:style-name="PreformattedText"/>
      <text:p text:style-name="P131"><text:span text:style-name="SourceText">part_p = P_{Porteurs} × (score_audio_p / Σ score_audio)</text:span></text:p>
      <text:soft-page-break/>
      <text:p text:style-name="Textbody"><text:span text:style-name="StrongEmphasis">Calcul score_audio</text:span><text:s/>:</text:p>
      <text:p text:style-name="P132"><text:span text:style-name="SourceText">score_audio = impressions × complétion</text:span></text:p>
      <text:p text:style-name="Textbody">Où :</text:p>
      <text:list text:style-name="LFO13" text:continue-numbering="true">
        <text:list-item>
          <text:p text:style-name="P133"><text:span text:style-name="SourceText">impressions</text:span><text:s/>= nombre total d'écoutes</text:p>
        </text:list-item>
        <text:list-item>
          <text:p text:style-name="P134"><text:span text:style-name="SourceText">complétion</text:span><text:s/>= % moyen d'écoute (0 à 1)</text:p>
        </text:list-item>
      </text:list>
      <text:p text:style-name="HorizontalLine"/>
      <text:h text:style-name="Titre4" text:outline-level="4">B) 30 % → Investisseurs</text:h>
      <text:p text:style-name="PreformattedText"><text:span text:style-name="SourceText">P_{Investisseurs} = 0,30 × P</text:span></text:p>
      <text:p text:style-name="PreformattedText"/>
      <text:p text:style-name="PreformattedText"><text:span text:style-name="T135">part_i = P_{Investisseurs} × (weight_i /<text:s/></text:span><text:span text:style-name="SourceText">Σ</text:span><text:span text:style-name="T136"><text:s/>weights)</text:span></text:p>
      <text:p text:style-name="P137"/>
      <text:p text:style-name="P138"><text:span text:style-name="T139">weight_i = votes_i × listen_score_i</text:span></text:p>
      <text:p text:style-name="Textbody"><text:span text:style-name="StrongEmphasis">Formule listen_score</text:span><text:s/>:</text:p>
      <text:p text:style-name="P140"><text:span text:style-name="SourceText">listen_score = 0,7 × complétion + 0,3 × auditeurs_uniques_norm</text:span></text:p>
      <text:p text:style-name="Textbody">Où :</text:p>
      <text:list text:style-name="LFO14" text:continue-numbering="true">
        <text:list-item>
          <text:p text:style-name="P141"><text:span text:style-name="SourceText">complétion</text:span><text:s/>= % moyen d'écoute complète (0 à 1)</text:p>
        </text:list-item>
        <text:list-item>
          <text:p text:style-name="P142"><text:span text:style-name="SourceText">auditeurs_uniques_norm</text:span><text:s/>= ratio auditeurs uniques / total écoutes (normalisé 0-1)</text:p>
        </text:list-item>
      </text:list>
      <text:p text:style-name="HorizontalLine"/>
      <text:p text:style-name="Textbody"><text:span text:style-name="StrongEmphasis">⚠️ CAP</text:span><text:span text:style-name="StrongEmphasis"><text:s/></text:span><text:span text:style-name="StrongEmphasis">ANTI-CAPTURE</text:span><text:s/>(Recommandé) :</text:p>
      <text:p text:style-name="Textbody"><text:span text:style-name="StrongEmphasis">Limite par investisseur</text:span><text:s/>: ≤<text:s/><text:span text:style-name="StrongEmphasis">20 %</text:span><text:s/>des votes globaux mensuels</text:p>
      <text:p text:style-name="PreformattedText"><text:span text:style-name="T143">IF votes_i /<text:s/></text:span><text:span text:style-name="SourceText">Σ</text:span><text:span text:style-name="T144"><text:s/>votes_total &gt; 0,20 THEN</text:span></text:p>
      <text:p text:style-name="P145"><text:span text:style-name="T146"><text:s text:c="2"/>weight_i_capped = 0,20 ×<text:s/></text:span><text:span text:style-name="SourceText">Σ</text:span><text:span text:style-name="T147"><text:s/>votes_total × listen_score_i</text:span></text:p>
      <text:p text:style-name="Textbody"><text:span text:style-name="StrongEmphasis">Objectif</text:span><text:s/>: Prévenir la monopolisation par gros investisseurs.</text:p>
      <text:p text:style-name="HorizontalLine"/>
      <text:h text:style-name="P148" text:outline-level="4">C) 20 % → VISUAL</text:h>
      <text:p text:style-name="P149"><text:span text:style-name="T150">P_{VISUAL} = 0,20 × P</text:span></text:p>
      <text:p text:style-name="P151"/>
      <text:h text:style-name="P152" text:outline-level="4">D) 10 % → Bonus Pool</text:h>
      <text:p text:style-name="P153"><text:span text:style-name="SourceText">P_{Bonus} = 0,10 × P</text:span></text:p>
      <text:p text:style-name="Textbody"><text:span text:style-name="StrongEmphasis">Affectation</text:span><text:s/>:</text:p>
      <text:list text:style-name="LFO15" text:continue-numbering="true">
        <text:list-item>
          <text:p text:style-name="P154"><text:span text:style-name="StrongEmphasis">TOP 10 podcasts</text:span><text:s/>: Primes de performance</text:p>
        </text:list-item>
        <text:list-item>
          <text:p text:style-name="P155"><text:span text:style-name="StrongEmphasis">Challenges spéciaux</text:span><text:s/>: Événements promotionnels</text:p>
        </text:list-item>
        <text:list-item>
          <text:p text:style-name="P156"><text:span text:style-name="StrongEmphasis">Réserve technique</text:span><text:s/>: Ajustements et arrondis</text:p>
        </text:list-item>
      </text:list>
      <text:p text:style-name="HorizontalLine"/>
      <text:h text:style-name="Titre3" text:outline-level="3">Classement &amp; Archivage</text:h>
      <text:p text:style-name="Textbody"><text:span text:style-name="StrongEmphasis">Formule de classement</text:span><text:s/>:</text:p>
      <text:p text:style-name="P157"><text:span text:style-name="SourceText">score_final = votes × listen_score</text:span></text:p>
      <text:soft-page-break/>
      <text:p text:style-name="Textbody"><text:span text:style-name="StrongEmphasis">Ordre</text:span><text:s/>: Décroissant (1 → N)</text:p>
      <text:p text:style-name="Textbody"><text:span text:style-name="StrongEmphasis">Archives</text:span><text:s/>: Classements mensuels conservés indéfiniment (CSV + DB).</text:p>
      <text:p text:style-name="HorizontalLine"/>
      <text:h text:style-name="Titre2" text:outline-level="2"><text:span text:style-name="T158">5) VSLS (Visual Studio Live Show) —<text:s/></text:span><text:span text:style-name="T159">40/10/40/10 %</text:span></text:h>
      <text:h text:style-name="Titre3" text:outline-level="3">Contexte</text:h>
      <text:p text:style-name="Textbody"><text:span text:style-name="StrongEmphasis">VSLS</text:span><text:s/>= Battles artistiques en<text:s/><text:span text:style-name="StrongEmphasis">temps réel</text:span><text:s/>avec votes<text:s/><text:span text:style-name="StrongEmphasis">live</text:span><text:s/>(WebSocket).</text:p>
      <text:p text:style-name="Textbody">Soit<text:s/><text:span text:style-name="StrongEmphasis">P_live</text:span><text:s/>le<text:s/><text:span text:style-name="StrongEmphasis">pot net</text:span><text:s/>du show.</text:p>
      <text:p text:style-name="HorizontalLine"/>
      <text:h text:style-name="Titre3" text:outline-level="3">Répartition</text:h>
      <text:h text:style-name="Titre4" text:outline-level="4">A) 40 % → Artiste Gagnant</text:h>
      <text:p text:style-name="P160"><text:span text:style-name="SourceText">P_{Gagnant} = 0,40 × P_live</text:span></text:p>
      <text:p text:style-name="HorizontalLine"/>
      <text:h text:style-name="Titre4" text:outline-level="4">B) 10 % → Artiste Perdant</text:h>
      <text:p text:style-name="P161"><text:span text:style-name="SourceText">P_{Perdant} = 0,10 × P_live</text:span></text:p>
      <text:p text:style-name="Textbody"><text:span text:style-name="StrongEmphasis">Objectif</text:span><text:s/>: Récompenser la participation (pas de sortie à zéro).</text:p>
      <text:p text:style-name="HorizontalLine"/>
      <text:h text:style-name="Titre4" text:outline-level="4">C) 40 % → Investisseurs Gagnants</text:h>
      <text:p text:style-name="Textbody"><text:span text:style-name="StrongEmphasis">Critère</text:span><text:s/>: Avoir soutenu l'<text:span text:style-name="StrongEmphasis">artiste gagnant</text:span><text:s/>pendant le show.</text:p>
      <text:p text:style-name="PreformattedText"><text:span text:style-name="SourceText">P_{Inv_Gagnants} = 0,40 × P_live</text:span></text:p>
      <text:p text:style-name="PreformattedText"/>
      <text:p text:style-name="P162"><text:span text:style-name="SourceText">part_i = P_{Inv_Gagnants} × (votes_i / Σ votes_gagnant)</text:span></text:p>
      <text:p text:style-name="Textbody"><text:span text:style-name="StrongEmphasis">Méthode</text:span><text:s/>:<text:s/><text:span text:style-name="StrongEmphasis">Pro-rata votes</text:span><text:s/>(ou montants investis selon paramétrage).</text:p>
      <text:p text:style-name="HorizontalLine"/>
      <text:h text:style-name="P163" text:outline-level="4">D) 10 % → VISUAL</text:h>
      <text:p text:style-name="P164"><text:span text:style-name="T165">P_{VISUAL} = 0,10 × P_live</text:span></text:p>
      <text:p text:style-name="P166"/>
      <text:h text:style-name="Titre3" text:outline-level="3">Règles VSLS</text:h>
      <text:h text:style-name="Titre4" text:outline-level="4">Tranches € → Votes</text:h>
      <text:p text:style-name="Textbody"><text:span text:style-name="StrongEmphasis">Barème commun</text:span><text:s/>appliqué : 2 € = 1 vote, ..., 20 € = 10 votes.</text:p>
      <text:p text:style-name="HorizontalLine"/>
      <text:h text:style-name="Titre4" text:outline-level="4">Gestion des Égalités</text:h>
      <text:p text:style-name="Textbody">En cas d'égalité de votes :</text:p>
      <text:list text:style-name="LFO16" text:continue-numbering="true">
        <text:list-item>
          <text:p text:style-name="P167"><text:span text:style-name="StrongEmphasis">Départage 1</text:span><text:s/>: Somme des<text:s/><text:span text:style-name="StrongEmphasis">engagements</text:span><text:s/>(likes, partages, commentaires)</text:p>
        </text:list-item>
        <text:list-item>
          <text:p text:style-name="P168"><text:span text:style-name="StrongEmphasis">Départage 2</text:span><text:s/>:<text:s/><text:span text:style-name="StrongEmphasis">Ancienneté du vote</text:span><text:s/>(horodatage, premier vote = prioritaire)</text:p>
        </text:list-item>
      </text:list>
      <text:p text:style-name="HorizontalLine"/>
      <text:soft-page-break/>
      <text:h text:style-name="Titre4" text:outline-level="4">Anti-Abus</text:h>
      <text:p text:style-name="Textbody"><text:span text:style-name="StrongEmphasis">Protections actives</text:span><text:s/>:</text:p>
      <text:list text:style-name="LFO17" text:continue-numbering="true">
        <text:list-item>
          <text:p text:style-name="P169"><text:span text:style-name="StrongEmphasis">Limites de fréquence</text:span><text:s/>: Max 10 votes/minute/user</text:p>
        </text:list-item>
        <text:list-item>
          <text:p text:style-name="P170"><text:span text:style-name="StrongEmphasis">Détection de patterns</text:span><text:s/>: Bots, multi-comptes (fraud engine)</text:p>
        </text:list-item>
        <text:list-item>
          <text:p text:style-name="P171"><text:span text:style-name="StrongEmphasis">Annulation</text:span><text:s/>: Si fraude détectée → votes invalidés + sanctions</text:p>
        </text:list-item>
        <text:list-item>
          <text:p text:style-name="P172"><text:span text:style-name="StrongEmphasis">Rate limiting</text:span><text:s/>: Protection DDoS (100 req/15min par IP)</text:p>
        </text:list-item>
      </text:list>
      <text:p text:style-name="HorizontalLine"/>
      <text:h text:style-name="Titre4" text:outline-level="4">Traçabilité</text:h>
      <text:p text:style-name="Textbody"><text:span text:style-name="StrongEmphasis">Logs en temps réel</text:span><text:s/>:</text:p>
      <text:list text:style-name="LFO18" text:continue-numbering="true">
        <text:list-item>
          <text:p text:style-name="P173"><text:span text:style-name="StrongEmphasis">WebSocket</text:span><text:s/>: Tous les votes horodatés (ms precision)</text:p>
        </text:list-item>
        <text:list-item>
          <text:p text:style-name="P174"><text:span text:style-name="StrongEmphasis">Journal d'événements</text:span><text:s/>: Actions, détections, sanctions</text:p>
        </text:list-item>
        <text:list-item>
          <text:p text:style-name="P175"><text:span text:style-name="StrongEmphasis">Export CSV</text:span><text:s/>: Audit complet post-show (disponible admin)</text:p>
        </text:list-item>
      </text:list>
      <text:p text:style-name="HorizontalLine"/>
      <text:h text:style-name="Titre3" text:outline-level="3">Délai de Paiement</text:h>
      <text:p text:style-name="Textbody"><text:span text:style-name="StrongEmphasis">Artistes</text:span><text:s/>: T+2 jours ouvrés<text:line-break/><text:span text:style-name="StrongEmphasis">Investisseurs gagnants</text:span><text:s/>: T+3 jours ouvrés (après vérifications anti-fraude)</text:p>
      <text:p text:style-name="HorizontalLine"/>
      <text:h text:style-name="Titre2" text:outline-level="2">6) Rubrique<text:s/><text:span text:style-name="StrongEmphasis">Petites Annonces</text:span><text:s/>— Modèle Économique Pro</text:h>
      <text:h text:style-name="Titre3" text:outline-level="3">Principe</text:h>
      <text:p text:style-name="Textbody"><text:span text:style-name="StrongEmphasis">Marketplace audiovisuelle</text:span><text:s/>: Casting, matériel, services, locaux.</text:p>
      <text:p text:style-name="Textbody"><text:span text:style-name="StrongEmphasis">⚠️ IMPORTANT</text:span><text:s/>:<text:s/><text:span text:style-name="StrongEmphasis">Hors système d'investissement</text:span><text:s/>(pas de votes, pas de pots).</text:p>
      <text:p text:style-name="HorizontalLine"/>
      <text:h text:style-name="Titre3" text:outline-level="3">Monétisation (4 leviers cumulables)</text:h>
      <text:h text:style-name="Titre4" text:outline-level="4">1) Frais Fixes par Annonce</text:h>
      <text:p text:style-name="Textbody"><text:span text:style-name="StrongEmphasis">Paliers</text:span><text:s/>(configurables) :</text:p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header-rows>
          <table:table-row table:style-name="TableRow181">
            <table:table-cell table:style-name="TableCell182">
              <text:p text:style-name="TableHeading">Formule</text:p>
            </table:table-cell>
            <table:table-cell table:style-name="TableCell183">
              <text:p text:style-name="TableHeading">Prix</text:p>
            </table:table-cell>
            <table:table-cell table:style-name="TableCell184">
              <text:p text:style-name="TableHeading">Durée</text:p>
            </table:table-cell>
            <table:table-cell table:style-name="TableCell185">
              <text:p text:style-name="TableHeading">Visibilité</text:p>
            </table:table-cell>
          </table:table-row>
        </table:table-header-rows>
        <table:table-row table:style-name="TableRow186">
          <table:table-cell table:style-name="TableCell187">
            <text:p text:style-name="TableContents"><text:span text:style-name="StrongEmphasis">Basic</text:span></text:p>
          </table:table-cell>
          <table:table-cell table:style-name="TableCell188">
            <text:p text:style-name="TableContents">5 €</text:p>
          </table:table-cell>
          <table:table-cell table:style-name="TableCell189">
            <text:p text:style-name="TableContents">30 jours</text:p>
          </table:table-cell>
          <table:table-cell table:style-name="TableCell190">
            <text:p text:style-name="TableContents">Standard</text:p>
          </table:table-cell>
        </table:table-row>
        <table:table-row table:style-name="TableRow191">
          <table:table-cell table:style-name="TableCell192">
            <text:p text:style-name="TableContents"><text:span text:style-name="StrongEmphasis">Pro</text:span></text:p>
          </table:table-cell>
          <table:table-cell table:style-name="TableCell193">
            <text:p text:style-name="TableContents">15 €</text:p>
          </table:table-cell>
          <table:table-cell table:style-name="TableCell194">
            <text:p text:style-name="TableContents">60 jours</text:p>
          </table:table-cell>
          <table:table-cell table:style-name="TableCell195">
            <text:p text:style-name="TableContents">Mise en avant modérée</text:p>
          </table:table-cell>
        </table:table-row>
        <table:table-row table:style-name="TableRow196">
          <table:table-cell table:style-name="TableCell197">
            <text:p text:style-name="TableContents"><text:span text:style-name="StrongEmphasis">Premium</text:span></text:p>
          </table:table-cell>
          <table:table-cell table:style-name="TableCell198">
            <text:p text:style-name="TableContents">29 €</text:p>
          </table:table-cell>
          <table:table-cell table:style-name="TableCell199">
            <text:p text:style-name="TableContents">90 jours</text:p>
          </table:table-cell>
          <table:table-cell table:style-name="TableCell200">
            <text:p text:style-name="TableContents">Top annonces + badge</text:p>
          </table:table-cell>
        </table:table-row>
      </table:table>
      <text:p text:style-name="HorizontalLine"/>
      <text:h text:style-name="Titre4" text:outline-level="4">2) Mise en Avant (Boosts)</text:h>
      <text:p text:style-name="Textbody"><text:span text:style-name="StrongEmphasis">Tarifs</text:span><text:s/>:</text:p>
      <table:table table:style-name="Table201">
        <table:table-columns>
          <table:table-column table:style-name="TableColumn202"/>
          <table:table-column table:style-name="TableColumn203"/>
        </table:table-columns>
        <table:table-header-rows>
          <table:table-row table:style-name="TableRow204">
            <table:table-cell table:style-name="TableCell205">
              <text:p text:style-name="TableHeading">Durée</text:p>
            </table:table-cell>
            <table:table-cell table:style-name="TableCell206">
              <text:p text:style-name="TableHeading">Prix</text:p>
            </table:table-cell>
          </table:table-row>
        </table:table-header-rows>
        <table:table-row table:style-name="TableRow207">
          <table:table-cell table:style-name="TableCell208">
            <text:p text:style-name="TableContents">7 jours</text:p>
          </table:table-cell>
          <table:table-cell table:style-name="TableCell209">
            <text:p text:style-name="TableContents">9 €</text:p>
          </table:table-cell>
        </table:table-row>
        <table:table-row table:style-name="TableRow210">
          <table:table-cell table:style-name="TableCell211">
            <text:p text:style-name="TableContents">14 jours</text:p>
          </table:table-cell>
          <table:table-cell table:style-name="TableCell212">
            <text:p text:style-name="TableContents">15 €</text:p>
          </table:table-cell>
        </table:table-row>
        <table:table-row table:style-name="TableRow213">
          <table:table-cell table:style-name="TableCell214">
            <text:p text:style-name="TableContents">30 jours</text:p>
          </table:table-cell>
          <table:table-cell table:style-name="TableCell215">
            <text:p text:style-name="TableContents">25 €</text:p>
          </table:table-cell>
        </table:table-row>
      </table:table>
      <text:p text:style-name="Textbody"><text:span text:style-name="StrongEmphasis">Effet</text:span><text:s/>: Annonce épinglée en tête de catégorie + badge "Sponsorisé".</text:p>
      <text:p text:style-name="HorizontalLine"/>
      <text:soft-page-break/>
      <text:h text:style-name="Titre4" text:outline-level="4">3) Commission sur Transaction</text:h>
      <text:p text:style-name="Textbody"><text:span text:style-name="StrongEmphasis">Si transaction conclue via la plateforme</text:span><text:s/>:</text:p>
      <text:p text:style-name="PreformattedText"><text:span text:style-name="SourceText">Commission = α % × Montant_net</text:span></text:p>
      <text:p text:style-name="PreformattedText"/>
      <text:p text:style-name="P216"><text:span text:style-name="SourceText">α = 8 % (paramétrable 5-15 %)</text:span></text:p>
      <text:p text:style-name="Textbody"><text:span text:style-name="StrongEmphasis">Montant_net</text:span><text:s/>= Prix convenu - Frais de paiement</text:p>
      <text:p text:style-name="Textbody"><text:span text:style-name="StrongEmphasis">Tracking</text:span><text:s/>: Via système d'escrow optionnel ou déclaration manuelle.</text:p>
      <text:p text:style-name="HorizontalLine"/>
      <text:h text:style-name="Titre4" text:outline-level="4">4) Abonnements Pro (Mensuels)</text:h>
      <text:p text:style-name="Textbody"><text:span text:style-name="StrongEmphasis">Formules</text:span><text:s/>: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header-rows>
          <table:table-row table:style-name="TableRow221">
            <table:table-cell table:style-name="TableCell222">
              <text:p text:style-name="TableHeading">Plan</text:p>
            </table:table-cell>
            <table:table-cell table:style-name="TableCell223">
              <text:p text:style-name="TableHeading">Prix/mois</text:p>
            </table:table-cell>
            <table:table-cell table:style-name="TableCell224">
              <text:p text:style-name="TableHeading">Inclus</text:p>
            </table:table-cell>
          </table:table-row>
        </table:table-header-rows>
        <table:table-row table:style-name="TableRow225">
          <table:table-cell table:style-name="TableCell226">
            <text:p text:style-name="TableContents"><text:span text:style-name="StrongEmphasis">Starter</text:span></text:p>
          </table:table-cell>
          <table:table-cell table:style-name="TableCell227">
            <text:p text:style-name="TableContents">19 €</text:p>
          </table:table-cell>
          <table:table-cell table:style-name="TableCell228">
            <text:p text:style-name="TableContents">5 annonces/mois + stats basiques</text:p>
          </table:table-cell>
        </table:table-row>
        <table:table-row table:style-name="TableRow229">
          <table:table-cell table:style-name="TableCell230">
            <text:p text:style-name="TableContents"><text:span text:style-name="StrongEmphasis">Business</text:span></text:p>
          </table:table-cell>
          <table:table-cell table:style-name="TableCell231">
            <text:p text:style-name="TableContents">49 €</text:p>
          </table:table-cell>
          <table:table-cell table:style-name="TableCell232">
            <text:p text:style-name="TableContents">20 annonces/mois + templates + priorité support</text:p>
          </table:table-cell>
        </table:table-row>
        <table:table-row table:style-name="TableRow233">
          <table:table-cell table:style-name="TableCell234">
            <text:p text:style-name="TableContents"><text:span text:style-name="StrongEmphasis">Enterprise</text:span></text:p>
          </table:table-cell>
          <table:table-cell table:style-name="TableCell235">
            <text:p text:style-name="TableContents">99 €</text:p>
          </table:table-cell>
          <table:table-cell table:style-name="TableCell236">
            <text:p text:style-name="TableContents">Illimité + multi-utilisateurs + API access</text:p>
          </table:table-cell>
        </table:table-row>
      </table:table>
      <text:p text:style-name="Textbody"><text:span text:style-name="StrongEmphasis">Avantages</text:span><text:s/>:</text:p>
      <text:list text:style-name="LFO19" text:continue-numbering="true">
        <text:list-item>
          <text:p text:style-name="P237">Pas de frais par annonce (dans limite du plan)</text:p>
        </text:list-item>
        <text:list-item>
          <text:p text:style-name="P238">Outils avancés (statistiques, A/B testing, CRM intégré)</text:p>
        </text:list-item>
        <text:list-item>
          <text:p text:style-name="P239">Support prioritaire</text:p>
        </text:list-item>
      </text:list>
      <text:p text:style-name="HorizontalLine"/>
      <text:h text:style-name="Titre3" text:outline-level="3">Conformité &amp; Opérations</text:h>
      <text:h text:style-name="Titre4" text:outline-level="4">RGPD</text:h>
      <text:list text:style-name="LFO20" text:continue-numbering="true">
        <text:list-item>
          <text:p text:style-name="P240"><text:span text:style-name="StrongEmphasis">Consentement explicite</text:span><text:s/>: Collecte données minimales</text:p>
        </text:list-item>
        <text:list-item>
          <text:p text:style-name="P241"><text:span text:style-name="StrongEmphasis">Conservation limitée</text:span><text:s/>: 90 jours après expiration annonce</text:p>
        </text:list-item>
        <text:list-item>
          <text:p text:style-name="P242"><text:span text:style-name="StrongEmphasis">Droit à l'oubli</text:span><text:s/>: Suppression sur demande (&lt; 30 jours)</text:p>
        </text:list-item>
      </text:list>
      <text:p text:style-name="HorizontalLine"/>
      <text:h text:style-name="Titre4" text:outline-level="4">Modération</text:h>
      <text:p text:style-name="Textbody"><text:span text:style-name="StrongEmphasis">Système IA + Humain</text:span><text:s/>:</text:p>
      <text:list text:style-name="LFO21" text:continue-numbering="true">
        <text:list-item>
          <text:p text:style-name="P243"><text:span text:style-name="StrongEmphasis">Pré-modération IA</text:span><text:s/>: Détection contenu interdit (70% automatique)</text:p>
        </text:list-item>
        <text:list-item>
          <text:p text:style-name="P244"><text:span text:style-name="StrongEmphasis">Revue manuelle</text:span><text:s/>: Annonces signalées (&lt; 24h)</text:p>
        </text:list-item>
        <text:list-item>
          <text:p text:style-name="P245"><text:span text:style-name="StrongEmphasis">Sanctions graduées</text:span><text:s/>:</text:p>
          <text:list text:continue-numbering="true">
            <text:list-item>
              <text:p text:style-name="P246">1er signalement validé :<text:s/><text:span text:style-name="StrongEmphasis">Avertissement</text:span></text:p>
            </text:list-item>
            <text:list-item>
              <text:p text:style-name="P247">2e signalement :<text:s/><text:span text:style-name="StrongEmphasis">Suspension 7 jours</text:span></text:p>
            </text:list-item>
            <text:list-item>
              <text:p text:style-name="P248">3e signalement :<text:s/><text:span text:style-name="StrongEmphasis">Ban définitif</text:span></text:p>
            </text:list-item>
          </text:list>
        </text:list-item>
      </text:list>
      <text:p text:style-name="HorizontalLine"/>
      <text:h text:style-name="Titre4" text:outline-level="4">Sécurité Transactions</text:h>
      <text:p text:style-name="Textbody"><text:span text:style-name="StrongEmphasis">Escrow optionnel</text:span><text:s/>:</text:p>
      <text:list text:style-name="LFO22" text:continue-numbering="true">
        <text:list-item>
          <text:p text:style-name="P249">Fonds bloqués jusqu'à validation service rendu</text:p>
        </text:list-item>
        <text:list-item>
          <text:p text:style-name="P250">Frais escrow : +2 % (en sus de la commission)</text:p>
        </text:list-item>
        <text:list-item>
          <text:p text:style-name="P251">Délai de déblocage : 48h après confirmation</text:p>
        </text:list-item>
      </text:list>
      <text:p text:style-name="Textbody"><text:span text:style-name="StrongEmphasis">KYC Pro</text:span><text:s/>:</text:p>
      <text:soft-page-break/>
      <text:list text:style-name="LFO23" text:continue-numbering="true">
        <text:list-item>
          <text:p text:style-name="P252"><text:span text:style-name="StrongEmphasis">Seuil</text:span><text:s/>: &gt; 5000 € de transactions/mois</text:p>
        </text:list-item>
        <text:list-item>
          <text:p text:style-name="P253"><text:span text:style-name="StrongEmphasis">Documents</text:span><text:s/>: SIRET, RIB, pièce d'identité</text:p>
        </text:list-item>
        <text:list-item>
          <text:p text:style-name="P254"><text:span text:style-name="StrongEmphasis">Vérification</text:span><text:s/>: &lt; 72h (manuelle)</text:p>
        </text:list-item>
      </text:list>
      <text:p text:style-name="HorizontalLine"/>
      <text:h text:style-name="Titre4" text:outline-level="4">Facturation</text:h>
      <text:list text:style-name="LFO24" text:continue-numbering="true">
        <text:list-item>
          <text:p text:style-name="P255"><text:span text:style-name="StrongEmphasis">Factures PDF</text:span><text:s/>: Génération automatique (conformes TVA/TVS)</text:p>
        </text:list-item>
        <text:list-item>
          <text:p text:style-name="P256"><text:span text:style-name="StrongEmphasis">Exports</text:span><text:s/>: CSV/Excel pour comptabilité</text:p>
        </text:list-item>
        <text:list-item>
          <text:p text:style-name="P257"><text:span text:style-name="StrongEmphasis">Historique</text:span><text:s/>: Conservé 10 ans (obligation légale)</text:p>
        </text:list-item>
      </text:list>
      <text:p text:style-name="HorizontalLine"/>
      <text:h text:style-name="Titre4" text:outline-level="4">KPI Métiers</text:h>
      <text:p text:style-name="Textbody"><text:span text:style-name="StrongEmphasis">Suivi admin</text:span><text:s/>:</text:p>
      <text:list text:style-name="LFO25" text:continue-numbering="true">
        <text:list-item>
          <text:p text:style-name="P258"><text:span text:style-name="StrongEmphasis">Taux de conversion</text:span><text:s/>: Annonces → Transactions</text:p>
        </text:list-item>
        <text:list-item>
          <text:p text:style-name="P259"><text:span text:style-name="StrongEmphasis">Délai de placement</text:span><text:s/>: Temps moyen avant réponse</text:p>
        </text:list-item>
        <text:list-item>
          <text:p text:style-name="P260"><text:span text:style-name="StrongEmphasis">ARPU</text:span><text:s/>(Average Revenue Per User) : Revenus / Utilisateurs actifs</text:p>
        </text:list-item>
        <text:list-item>
          <text:p text:style-name="P261"><text:span text:style-name="StrongEmphasis">LTV</text:span><text:s/>(Lifetime Value) : Valeur client sur 12 mois</text:p>
        </text:list-item>
      </text:list>
      <text:p text:style-name="HorizontalLine"/>
      <text:h text:style-name="Titre2" text:outline-level="2">7) Règles Transverses</text:h>
      <text:h text:style-name="Titre3" text:outline-level="3">Arrondis</text:h>
      <text:p text:style-name="Textbody"><text:span text:style-name="StrongEmphasis">Méthode</text:span><text:s/>:<text:s/><text:span text:style-name="StrongEmphasis">2 décimales</text:span><text:s/>(0,01 €)</text:p>
      <text:p text:style-name="Textbody"><text:span text:style-name="StrongEmphasis">Gestion des résidus</text:span><text:s/>:</text:p>
      <text:p text:style-name="P262"><text:span text:style-name="SourceText">Σ parts_calculées ≠ pot_net <text:s/>→ <text:s/>résidu → VISUAL</text:span></text:p>
      <text:p text:style-name="Textbody"><text:span text:style-name="StrongEmphasis">Objectif</text:span><text:s/>: Bouclage exact au centime (éviter écarts comptables).</text:p>
      <text:p text:style-name="HorizontalLine"/>
      <text:h text:style-name="Titre3" text:outline-level="3">Barème Commun (Rappel)</text:h>
      <text:p text:style-name="Textbody"><text:span text:style-name="StrongEmphasis">Application universelle</text:span><text:s/>:</text:p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header-rows>
          <table:table-row table:style-name="TableRow275">
            <table:table-cell table:style-name="TableCell276">
              <text:p text:style-name="TableHeading">€</text:p>
            </table:table-cell>
            <table:table-cell table:style-name="TableCell277">
              <text:p text:style-name="TableHeading">2</text:p>
            </table:table-cell>
            <table:table-cell table:style-name="TableCell278">
              <text:p text:style-name="TableHeading">3</text:p>
            </table:table-cell>
            <table:table-cell table:style-name="TableCell279">
              <text:p text:style-name="TableHeading">4</text:p>
            </table:table-cell>
            <table:table-cell table:style-name="TableCell280">
              <text:p text:style-name="TableHeading">5</text:p>
            </table:table-cell>
            <table:table-cell table:style-name="TableCell281">
              <text:p text:style-name="TableHeading">6</text:p>
            </table:table-cell>
            <table:table-cell table:style-name="TableCell282">
              <text:p text:style-name="TableHeading">8</text:p>
            </table:table-cell>
            <table:table-cell table:style-name="TableCell283">
              <text:p text:style-name="TableHeading">10</text:p>
            </table:table-cell>
            <table:table-cell table:style-name="TableCell284">
              <text:p text:style-name="TableHeading">12</text:p>
            </table:table-cell>
            <table:table-cell table:style-name="TableCell285">
              <text:p text:style-name="TableHeading">15</text:p>
            </table:table-cell>
            <table:table-cell table:style-name="TableCell286">
              <text:p text:style-name="TableHeading">20</text:p>
            </table:table-cell>
          </table:table-row>
        </table:table-header-rows>
        <table:table-row table:style-name="TableRow287">
          <table:table-cell table:style-name="TableCell288">
            <text:p text:style-name="TableContents"><text:span text:style-name="StrongEmphasis">Votes</text:span></text:p>
          </table:table-cell>
          <table:table-cell table:style-name="TableCell289">
            <text:p text:style-name="TableContents">1</text:p>
          </table:table-cell>
          <table:table-cell table:style-name="TableCell290">
            <text:p text:style-name="TableContents">2</text:p>
          </table:table-cell>
          <table:table-cell table:style-name="TableCell291">
            <text:p text:style-name="TableContents">3</text:p>
          </table:table-cell>
          <table:table-cell table:style-name="TableCell292">
            <text:p text:style-name="TableContents">4</text:p>
          </table:table-cell>
          <table:table-cell table:style-name="TableCell293">
            <text:p text:style-name="TableContents">5</text:p>
          </table:table-cell>
          <table:table-cell table:style-name="TableCell294">
            <text:p text:style-name="TableContents">6</text:p>
          </table:table-cell>
          <table:table-cell table:style-name="TableCell295">
            <text:p text:style-name="TableContents">7</text:p>
          </table:table-cell>
          <table:table-cell table:style-name="TableCell296">
            <text:p text:style-name="TableContents">8</text:p>
          </table:table-cell>
          <table:table-cell table:style-name="TableCell297">
            <text:p text:style-name="TableContents">9</text:p>
          </table:table-cell>
          <table:table-cell table:style-name="TableCell298">
            <text:p text:style-name="TableContents">10</text:p>
          </table:table-cell>
        </table:table-row>
      </table:table>
      <text:p text:style-name="Textbody"><text:span text:style-name="StrongEmphasis">Implémentation</text:span><text:s/>: Client (<text:span text:style-name="SourceText">investmentCalculator.ts</text:span>) + Serveur (<text:span text:style-name="SourceText">voteService.ts</text:span>).</text:p>
      <text:p text:style-name="HorizontalLine"/>
      <text:h text:style-name="Titre3" text:outline-level="3">RGPD &amp; Anti-Fraude</text:h>
      <text:h text:style-name="Titre4" text:outline-level="4">Consentements</text:h>
      <text:list text:style-name="LFO26" text:continue-numbering="true">
        <text:list-item>
          <text:p text:style-name="P299"><text:span text:style-name="StrongEmphasis">Cookies</text:span><text:s/>: Bannière obligatoire (opt-in analytics)</text:p>
        </text:list-item>
        <text:list-item>
          <text:p text:style-name="P300"><text:span text:style-name="StrongEmphasis">Données sensibles</text:span><text:s/>: Consentement explicite (KYC, paiements)</text:p>
        </text:list-item>
        <text:list-item>
          <text:p text:style-name="P301"><text:span text:style-name="T302">Marketing</text:span><text:span text:style-name="T303"><text:s/>: Opt-in séparé (newsletters)</text:span></text:p>
        </text:list-item>
      </text:list>
      <text:p text:style-name="P304"/>
      <text:h text:style-name="Titre4" text:outline-level="4">Anti-Fraude</text:h>
      <text:p text:style-name="Textbody"><text:span text:style-name="StrongEmphasis">Protections</text:span><text:s/>:</text:p>
      <text:soft-page-break/>
      <text:list text:style-name="LFO27" text:continue-numbering="true">
        <text:list-item>
          <text:p text:style-name="P305"><text:span text:style-name="StrongEmphasis">Caps par utilisateur</text:span><text:s/>:</text:p>
          <text:list text:continue-numbering="true">
            <text:list-item>
              <text:p text:style-name="P306">Podcasts : ≤ 20 % votes globaux/mois</text:p>
            </text:list-item>
            <text:list-item>
              <text:p text:style-name="P307">VSLS : ≤ 10 votes/minute</text:p>
            </text:list-item>
          </text:list>
        </text:list-item>
        <text:list-item>
          <text:p text:style-name="P308"><text:span text:style-name="StrongEmphasis">Limites de fréquence</text:span><text:s/>:</text:p>
          <text:list text:continue-numbering="true">
            <text:list-item>
              <text:p text:style-name="P309">Investissements : ≤ 50 transactions/jour</text:p>
            </text:list-item>
            <text:list-item>
              <text:p text:style-name="P310">Parrainage : ≤ 20 filleuls/mois</text:p>
            </text:list-item>
          </text:list>
        </text:list-item>
        <text:list-item>
          <text:p text:style-name="P311"><text:span text:style-name="StrongEmphasis">Scoring comportemental</text:span><text:s/>:</text:p>
          <text:list text:continue-numbering="true">
            <text:list-item>
              <text:p text:style-name="P312">Détection bots (fraud engine)</text:p>
            </text:list-item>
            <text:list-item>
              <text:p text:style-name="P313">Multi-comptes (IP tracking, fingerprinting)</text:p>
            </text:list-item>
            <text:list-item>
              <text:p text:style-name="P314">Patterns suspects (montants, timing)</text:p>
            </text:list-item>
          </text:list>
        </text:list-item>
      </text:list>
      <text:p text:style-name="HorizontalLine"/>
      <text:h text:style-name="Titre4" text:outline-level="4">Sanctions Graduées</text:h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</table:table-columns>
        <table:table-header-rows>
          <table:table-row table:style-name="TableRow319">
            <table:table-cell table:style-name="TableCell320">
              <text:p text:style-name="TableHeading">Niveau</text:p>
            </table:table-cell>
            <table:table-cell table:style-name="TableCell321">
              <text:p text:style-name="TableHeading">Action</text:p>
            </table:table-cell>
            <table:table-cell table:style-name="TableCell322">
              <text:p text:style-name="TableHeading">Durée</text:p>
            </table:table-cell>
          </table:table-row>
        </table:table-header-rows>
        <table:table-row table:style-name="TableRow323">
          <table:table-cell table:style-name="TableCell324">
            <text:p text:style-name="TableContents"><text:span text:style-name="StrongEmphasis">1</text:span></text:p>
          </table:table-cell>
          <table:table-cell table:style-name="TableCell325">
            <text:p text:style-name="TableContents">Avertissement</text:p>
          </table:table-cell>
          <table:table-cell table:style-name="TableCell326">
            <text:p text:style-name="TableContents">-</text:p>
          </table:table-cell>
        </table:table-row>
        <table:table-row table:style-name="TableRow327">
          <table:table-cell table:style-name="TableCell328">
            <text:p text:style-name="TableContents"><text:span text:style-name="StrongEmphasis">2</text:span></text:p>
          </table:table-cell>
          <table:table-cell table:style-name="TableCell329">
            <text:p text:style-name="TableContents">Limitation actions</text:p>
          </table:table-cell>
          <table:table-cell table:style-name="TableCell330">
            <text:p text:style-name="TableContents">7 jours</text:p>
          </table:table-cell>
        </table:table-row>
        <table:table-row table:style-name="TableRow331">
          <table:table-cell table:style-name="TableCell332">
            <text:p text:style-name="TableContents"><text:span text:style-name="StrongEmphasis">3</text:span></text:p>
          </table:table-cell>
          <table:table-cell table:style-name="TableCell333">
            <text:p text:style-name="TableContents">Suspension compte</text:p>
          </table:table-cell>
          <table:table-cell table:style-name="TableCell334">
            <text:p text:style-name="TableContents">30 jours</text:p>
          </table:table-cell>
        </table:table-row>
        <table:table-row table:style-name="TableRow335">
          <table:table-cell table:style-name="TableCell336">
            <text:p text:style-name="TableContents"><text:span text:style-name="StrongEmphasis">4</text:span></text:p>
          </table:table-cell>
          <table:table-cell table:style-name="TableCell337">
            <text:p text:style-name="TableContents">Ban définitif</text:p>
          </table:table-cell>
          <table:table-cell table:style-name="TableCell338">
            <text:p text:style-name="TableContents">Permanent</text:p>
          </table:table-cell>
        </table:table-row>
      </table:table>
      <text:p text:style-name="HorizontalLine"/>
      <text:h text:style-name="Titre3" text:outline-level="3">KYC &amp; Âge</text:h>
      <text:h text:style-name="Titre4" text:outline-level="4">Mineurs (16-17 ans)</text:h>
      <text:list text:style-name="LFO28" text:continue-numbering="true">
        <text:list-item>
          <text:p text:style-name="P339"><text:span text:style-name="StrongEmphasis">Plafond investissement</text:span><text:s/>: 200 € cumulés</text:p>
        </text:list-item>
        <text:list-item>
          <text:p text:style-name="P340"><text:span text:style-name="StrongEmphasis">Retraits</text:span><text:s/>: Différés jusqu'à 18 ans (sauf autorisation parentale)</text:p>
        </text:list-item>
        <text:list-item>
          <text:p text:style-name="P341"><text:span text:style-name="StrongEmphasis">KYC renforcé</text:span><text:s/>: Obligatoire à la majorité (transition automatique)</text:p>
        </text:list-item>
        <text:list-item>
          <text:p text:style-name="P342"><text:span text:style-name="StrongEmphasis">Table dédiée</text:span><text:s/>:<text:s/><text:span text:style-name="SourceText">minor_visitors</text:span><text:s/>(schema.ts)</text:p>
        </text:list-item>
      </text:list>
      <text:p text:style-name="HorizontalLine"/>
      <text:h text:style-name="Titre4" text:outline-level="4">Majeurs</text:h>
      <text:list text:style-name="LFO29" text:continue-numbering="true">
        <text:list-item>
          <text:p text:style-name="P343"><text:span text:style-name="StrongEmphasis">KYC standard</text:span><text:s/>: Pièce d'identité + justificatif domicile</text:p>
        </text:list-item>
        <text:list-item>
          <text:p text:style-name="P344"><text:span text:style-name="StrongEmphasis">Seuils</text:span><text:s/>:</text:p>
          <text:list text:continue-numbering="true">
            <text:list-item>
              <text:p text:style-name="P345">Dépôt &gt; 1000 € → KYC obligatoire</text:p>
            </text:list-item>
            <text:list-item>
              <text:p text:style-name="P346">Retrait &gt; 500 € → KYC + vérification bancaire</text:p>
            </text:list-item>
          </text:list>
        </text:list-item>
      </text:list>
      <text:p text:style-name="HorizontalLine"/>
      <text:h text:style-name="Titre2" text:outline-level="2">8) API &amp; Settlement (Référence Technique)</text:h>
      <text:h text:style-name="Titre3" text:outline-level="3">Endpoints Principaux</text:h>
      <text:h text:style-name="Titre4" text:outline-level="4">A) Investissement</text:h>
      <text:p text:style-name="PreformattedText"><text:span text:style-name="SourceText">POST /api/invest</text:span></text:p>
      <text:p text:style-name="PreformattedText"><text:span text:style-name="SourceText">Content-Type: application/json</text:span></text:p>
      <text:p text:style-name="PreformattedText"/>
      <text:p text:style-name="PreformattedText"><text:span text:style-name="SourceText">{</text:span></text:p>
      <text:p text:style-name="PreformattedText"><text:span text:style-name="T347"><text:s text:c="2"/>"category": "films" | "livres" | "podcasts" | "vsls",</text:span></text:p>
      <text:p text:style-name="PreformattedText"><text:span text:style-name="T348"><text:s text:c="2"/>"targetId": "project_abc123",</text:span></text:p>
      <text:p text:style-name="PreformattedText"><text:span text:style-name="T349"><text:s text:c="2"/>"amount": 10.00,</text:span></text:p>
      <text:p text:style-name="PreformattedText"><text:span text:style-name="T350"><text:s text:c="2"/>"currency": "EUR"</text:span></text:p>
      <text:p text:style-name="PreformattedText"><text:span text:style-name="SourceText">}</text:span></text:p>
      <text:p text:style-name="PreformattedText"/>
      <text:p text:style-name="PreformattedText"><text:span text:style-name="SourceText">→ Crédite votes selon barème</text:span></text:p>
      <text:p text:style-name="P351"><text:span text:style-name="SourceText">→ Retourne : { votes: 7, visupoints: 1000 }</text:span></text:p>
      <text:p text:style-name="HorizontalLine"/>
      <text:h text:style-name="Titre4" text:outline-level="4">B) Vente Unitaire</text:h>
      <text:p text:style-name="PreformattedText"><text:span text:style-name="SourceText">POST /api/sale</text:span></text:p>
      <text:p text:style-name="PreformattedText"><text:span text:style-name="SourceText">Content-Type: application/json</text:span></text:p>
      <text:p text:style-name="PreformattedText"/>
      <text:p text:style-name="PreformattedText"><text:span text:style-name="SourceText">{</text:span></text:p>
      <text:p text:style-name="PreformattedText"><text:span text:style-name="SourceText"><text:s text:c="2"/>"category": "voix_info" | "livres" | "podcasts",</text:span></text:p>
      <text:p text:style-name="PreformattedText"><text:span text:style-name="SourceText"><text:s text:c="2"/>"targetId": "article_xyz789",</text:span></text:p>
      <text:p text:style-name="PreformattedText"><text:span text:style-name="SourceText"><text:s text:c="2"/>"price": 5.00,</text:span></text:p>
      <text:p text:style-name="PreformattedText"><text:span text:style-name="SourceText"><text:s text:c="2"/>"currency": "EUR",</text:span></text:p>
      <text:p text:style-name="PreformattedText"><text:span text:style-name="SourceText"><text:s text:c="2"/>"buyerId": "user_456"</text:span></text:p>
      <text:p text:style-name="PreformattedText"><text:span text:style-name="SourceText">}</text:span></text:p>
      <text:p text:style-name="PreformattedText"/>
      <text:p text:style-name="PreformattedText"><text:span text:style-name="SourceText">→ Split 70/30 immédiat</text:span></text:p>
      <text:p text:style-name="PreformattedText"><text:span text:style-name="SourceText">→ Retourne : {</text:span></text:p>
      <text:p text:style-name="PreformattedText"><text:span text:style-name="SourceText"><text:s text:c="4"/></text:span><text:span text:style-name="T352">author_share: 3.50,</text:span></text:p>
      <text:p text:style-name="PreformattedText"><text:span text:style-name="T353"><text:s text:c="4"/>platform_share: 1.50,</text:span></text:p>
      <text:p text:style-name="PreformattedText"><text:span text:style-name="T354"><text:s text:c="4"/>transaction_id: "txn_..."</text:span></text:p>
      <text:p text:style-name="P355"><text:span text:style-name="T356"><text:s text:c="2"/>}</text:span></text:p>
      <text:p text:style-name="P357"/>
      <text:h text:style-name="P358" text:outline-level="4">C) Clôture de Cycle</text:h>
      <text:p text:style-name="PreformattedText"><text:span text:style-name="T359">POST /api/{category}/close</text:span></text:p>
      <text:p text:style-name="PreformattedText"><text:span text:style-name="T360">Authorization: Bearer {ADMIN_TOKEN}</text:span></text:p>
      <text:p text:style-name="P361"/>
      <text:p text:style-name="PreformattedText"><text:span text:style-name="T362">{</text:span></text:p>
      <text:p text:style-name="PreformattedText"><text:span text:style-name="T363"><text:s text:c="2"/>"period": "2025-10-24" | "2025-10",</text:span></text:p>
      <text:p text:style-name="PreformattedText"><text:span text:style-name="T364"><text:s text:c="2"/></text:span><text:span text:style-name="SourceText">"force": false</text:span></text:p>
      <text:p text:style-name="PreformattedText"><text:span text:style-name="SourceText">}</text:span></text:p>
      <text:p text:style-name="PreformattedText"/>
      <text:p text:style-name="PreformattedText"><text:span text:style-name="SourceText">→ Fige pot</text:span></text:p>
      <text:p text:style-name="PreformattedText"><text:span text:style-name="SourceText">→ Calcule payouts selon formules</text:span></text:p>
      <text:p text:style-name="PreformattedText"><text:span text:style-name="T365">→ Déclenche webhooks Stripe Connect</text:span></text:p>
      <text:p text:style-name="PreformattedText"><text:span text:style-name="T366">→ Retourne : {</text:span></text:p>
      <text:p text:style-name="PreformattedText"><text:span text:style-name="T367"><text:s text:c="4"/>pot_net: 15420.50,</text:span></text:p>
      <text:p text:style-name="PreformattedText"><text:span text:style-name="T368"><text:s text:c="4"/>payouts: [...],</text:span></text:p>
      <text:p text:style-name="PreformattedText"><text:span text:style-name="T369"><text:s text:c="4"/>status: "completed"</text:span></text:p>
      <text:p text:style-name="P370"><text:span text:style-name="T371"><text:s text:c="2"/>}</text:span></text:p>
      <text:p text:style-name="P372"/>
      <text:h text:style-name="P373" text:outline-level="4">D) Rankings</text:h>
      <text:p text:style-name="PreformattedText"><text:span text:style-name="T374">GET /api/{category}/rankings?period=2025-10&amp;limit=100</text:span></text:p>
      <text:p text:style-name="P375"/>
      <text:p text:style-name="PreformattedText"><text:span text:style-name="SourceText">→ Retourne classements + parts calculées</text:span></text:p>
      <text:p text:style-name="PreformattedText"><text:span text:style-name="SourceText">→ Format : {</text:span></text:p>
      <text:p text:style-name="PreformattedText"><text:span text:style-name="SourceText"><text:s text:c="4"/></text:span><text:span text:style-name="T376">rankings: [</text:span></text:p>
      <text:p text:style-name="PreformattedText"><text:span text:style-name="T377"><text:s text:c="6"/>{ rank: 1, target_id: "...", score: 1250, share: 520.30 },</text:span></text:p>
      <text:p text:style-name="PreformattedText"><text:span text:style-name="T378"><text:s text:c="6"/>...</text:span></text:p>
      <text:p text:style-name="PreformattedText"><text:span text:style-name="T379"><text:s text:c="4"/>],</text:span></text:p>
      <text:p text:style-name="PreformattedText"><text:span text:style-name="T380"><text:s text:c="4"/>metadata: { period, total_pot, closed_at }</text:span></text:p>
      <text:p text:style-name="P381"><text:span text:style-name="T382"><text:s text:c="2"/>}</text:span></text:p>
      <text:p text:style-name="P383"/>
      <text:soft-page-break/>
      <text:h text:style-name="P384" text:outline-level="3">Pseudo-Code Settlement</text:h>
      <text:p text:style-name="PreformattedText"><text:span text:style-name="T385">// 1) Calculer pot net</text:span></text:p>
      <text:p text:style-name="PreformattedText"><text:span text:style-name="T386">pot_net = pot_gross - stripe_fees - platform_fees</text:span></text:p>
      <text:p text:style-name="P387"/>
      <text:p text:style-name="PreformattedText"><text:span text:style-name="SourceText">// 2) Définir clés de répartition (selon catégorie)</text:span></text:p>
      <text:p text:style-name="PreformattedText"><text:span text:style-name="T388">keys = {</text:span></text:p>
      <text:p text:style-name="PreformattedText"><text:span text:style-name="T389"><text:s text:c="2"/>investors_top10: 0.40,</text:span></text:p>
      <text:p text:style-name="PreformattedText"><text:span text:style-name="T390"><text:s text:c="2"/>creators_top10: 0.30,</text:span></text:p>
      <text:p text:style-name="PreformattedText"><text:span text:style-name="T391"><text:s text:c="2"/></text:span><text:span text:style-name="SourceText">investors_11_100: 0.07,</text:span></text:p>
      <text:p text:style-name="PreformattedText"><text:span text:style-name="SourceText"><text:s text:c="2"/>platform: 0.23</text:span></text:p>
      <text:p text:style-name="PreformattedText"><text:span text:style-name="SourceText">}</text:span></text:p>
      <text:p text:style-name="PreformattedText"/>
      <text:p text:style-name="PreformattedText"><text:span text:style-name="SourceText">// 3) Calculer parts par clé</text:span></text:p>
      <text:p text:style-name="PreformattedText"><text:span text:style-name="T392">parts = keys.map(k =&gt; k.pct * pot_net)</text:span></text:p>
      <text:p text:style-name="P393"/>
      <text:p text:style-name="PreformattedText"><text:span text:style-name="T394">// 4) Calculer poids individuels</text:span></text:p>
      <text:p text:style-name="PreformattedText"><text:span text:style-name="T395">weights = targets.map(t =&gt; {</text:span></text:p>
      <text:p text:style-name="PreformattedText"><text:span text:style-name="T396"><text:s text:c="2"/>switch(category) {</text:span></text:p>
      <text:p text:style-name="PreformattedText"><text:span text:style-name="T397"><text:s text:c="4"/>case 'films':</text:span></text:p>
      <text:p text:style-name="PreformattedText"><text:span text:style-name="T398"><text:s text:c="6"/>return t.votes</text:span></text:p>
      <text:p text:style-name="PreformattedText"><text:span text:style-name="T399"><text:s text:c="4"/>case 'podcasts':</text:span></text:p>
      <text:p text:style-name="PreformattedText"><text:span text:style-name="T400"><text:s text:c="6"/>return t.votes * t.listen_score</text:span></text:p>
      <text:p text:style-name="PreformattedText"><text:span text:style-name="T401"><text:s text:c="4"/>case 'vsls':</text:span></text:p>
      <text:p text:style-name="PreformattedText"><text:span text:style-name="T402"><text:s text:c="6"/>return t.votes_for_winner</text:span></text:p>
      <text:p text:style-name="PreformattedText"><text:span text:style-name="T403"><text:s text:c="4"/>// ...</text:span></text:p>
      <text:p text:style-name="PreformattedText"><text:span text:style-name="T404"><text:s text:c="2"/>}</text:span></text:p>
      <text:p text:style-name="PreformattedText"><text:span text:style-name="T405">})</text:span></text:p>
      <text:p text:style-name="P406"/>
      <text:p text:style-name="PreformattedText"><text:span text:style-name="T407">// 5) Distribuer chaque part</text:span></text:p>
      <text:p text:style-name="PreformattedText"><text:span text:style-name="T408">payouts = parts.map((part, key) =&gt; {</text:span></text:p>
      <text:p text:style-name="PreformattedText"><text:span text:style-name="T409"><text:s text:c="2"/>eligible = targets.filter(t =&gt; t.eligible_for[key])</text:span></text:p>
      <text:p text:style-name="PreformattedText"><text:span text:style-name="T410"><text:s text:c="2"/></text:span></text:p>
      <text:p text:style-name="PreformattedText"><text:span text:style-name="T411"><text:s text:c="2"/>return eligible.map(t =&gt; ({</text:span></text:p>
      <text:p text:style-name="PreformattedText"><text:span text:style-name="T412"><text:s text:c="4"/>target_id: t.id,</text:span></text:p>
      <text:p text:style-name="PreformattedText"><text:span text:style-name="T413"><text:s text:c="4"/>amount: part * (weights[t.id] / sum(weights[eligible])),</text:span></text:p>
      <text:p text:style-name="PreformattedText"><text:span text:style-name="T414"><text:s text:c="4"/>key: key</text:span></text:p>
      <text:p text:style-name="PreformattedText"><text:span text:style-name="T415"><text:s text:c="2"/>}))</text:span></text:p>
      <text:p text:style-name="PreformattedText"><text:span text:style-name="T416">})</text:span></text:p>
      <text:p text:style-name="P417"/>
      <text:p text:style-name="PreformattedText"><text:span text:style-name="T418">// 6) Arrondir + gérer résidus</text:span></text:p>
      <text:p text:style-name="PreformattedText"><text:span text:style-name="T419">payouts.forEach(p =&gt; p.amount = round(p.amount, 2))</text:span></text:p>
      <text:p text:style-name="PreformattedText"><text:span text:style-name="T420">residue = pot_net - sum(payouts.amount)</text:span></text:p>
      <text:p text:style-name="PreformattedText"><text:span text:style-name="T421">platform_share += residue</text:span></text:p>
      <text:p text:style-name="P422"/>
      <text:p text:style-name="PreformattedText"><text:span text:style-name="T423">// 7) Enregistrer + déclencher paiements</text:span></text:p>
      <text:p text:style-name="PreformattedText"><text:span text:style-name="T424">await db.insert('payouts', payouts)</text:span></text:p>
      <text:p text:style-name="P425"><text:span text:style-name="T426">await stripe.transferBatch(payouts)</text:span></text:p>
      <text:p text:style-name="P427"/>
      <text:h text:style-name="P428" text:outline-level="3">Idempotence Webhooks</text:h>
      <text:p text:style-name="Textbody"><text:span text:style-name="T429">Protection rejeu</text:span><text:span text:style-name="T430"><text:s/>:</text:span></text:p>
      <text:p text:style-name="PreformattedText"><text:span text:style-name="T431">// Stripe webhook handler</text:span></text:p>
      <text:p text:style-name="PreformattedText"><text:span text:style-name="T432">app.post('/webhooks/stripe', async (req, res) =&gt; {</text:span></text:p>
      <text:p text:style-name="PreformattedText"><text:span text:style-name="T433"><text:s text:c="2"/>const sig = req.headers['stripe-signature']</text:span></text:p>
      <text:p text:style-name="PreformattedText"><text:span text:style-name="T434"><text:s text:c="2"/>const event = stripe.webhooks.constructEvent(req.body, sig, WEBHOOK_SECRET)</text:span></text:p>
      <text:p text:style-name="PreformattedText"><text:span text:style-name="T435"><text:s text:c="2"/></text:span></text:p>
      <text:p text:style-name="PreformattedText"><text:span text:style-name="T436"><text:s text:c="2"/></text:span><text:span text:style-name="SourceText">// Vérifier idempotence</text:span></text:p>
      <text:p text:style-name="PreformattedText"><text:span text:style-name="SourceText"><text:s text:c="2"/>const existing = await db.query(</text:span></text:p>
      <text:p text:style-name="PreformattedText"><text:span text:style-name="SourceText"><text:s text:c="4"/></text:span><text:span text:style-name="T437">'SELECT * FROM webhook_events WHERE event_id = ?',</text:span></text:p>
      <text:p text:style-name="PreformattedText"><text:span text:style-name="T438"><text:s text:c="4"/>[event.id]</text:span></text:p>
      <text:soft-page-break/>
      <text:p text:style-name="PreformattedText"><text:span text:style-name="T439"><text:s text:c="2"/>)</text:span></text:p>
      <text:p text:style-name="PreformattedText"><text:span text:style-name="T440"><text:s text:c="2"/></text:span></text:p>
      <text:p text:style-name="PreformattedText"><text:span text:style-name="T441"><text:s text:c="2"/>if (existing) {</text:span></text:p>
      <text:p text:style-name="PreformattedText"><text:span text:style-name="T442"><text:s text:c="4"/>return res.status(200).send('Already processed')</text:span></text:p>
      <text:p text:style-name="PreformattedText"><text:span text:style-name="T443"><text:s text:c="2"/></text:span><text:span text:style-name="SourceText">}</text:span></text:p>
      <text:p text:style-name="PreformattedText"><text:span text:style-name="SourceText"><text:s text:c="2"/></text:span></text:p>
      <text:p text:style-name="PreformattedText"><text:span text:style-name="SourceText"><text:s text:c="2"/>// Traiter événement</text:span></text:p>
      <text:p text:style-name="PreformattedText"><text:span text:style-name="SourceText"><text:s text:c="2"/>await processStripeEvent(event)</text:span></text:p>
      <text:p text:style-name="PreformattedText"><text:span text:style-name="SourceText"><text:s text:c="2"/></text:span></text:p>
      <text:p text:style-name="PreformattedText"><text:span text:style-name="SourceText"><text:s text:c="2"/>// Marquer comme traité</text:span></text:p>
      <text:p text:style-name="PreformattedText"><text:span text:style-name="SourceText"><text:s text:c="2"/>await db.insert('webhook_events', {</text:span></text:p>
      <text:p text:style-name="PreformattedText"><text:span text:style-name="SourceText"><text:s text:c="4"/></text:span><text:span text:style-name="T444">event_id: event.id,</text:span></text:p>
      <text:p text:style-name="PreformattedText"><text:span text:style-name="T445"><text:s text:c="4"/>processed_at: new Date()</text:span></text:p>
      <text:p text:style-name="PreformattedText"><text:span text:style-name="T446"><text:s text:c="2"/></text:span><text:span text:style-name="SourceText">})</text:span></text:p>
      <text:p text:style-name="PreformattedText"><text:span text:style-name="SourceText"><text:s text:c="2"/></text:span></text:p>
      <text:p text:style-name="PreformattedText"><text:span text:style-name="SourceText"><text:s text:c="2"/>res.status(200).send('OK')</text:span></text:p>
      <text:p text:style-name="P447"><text:span text:style-name="SourceText">})</text:span></text:p>
      <text:p text:style-name="HorizontalLine"/>
      <text:h text:style-name="Titre2" text:outline-level="2">9) Check-list Déploiement</text:h>
      <text:h text:style-name="Titre3" text:outline-level="3">Avant Mise en Production</text:h>
      <text:h text:style-name="Titre4" text:outline-level="4">Configuration</text:h>
      <text:list text:style-name="LFO30" text:continue-numbering="true">
        <text:list-item>
          <text:p text:style-name="P448">[ ]<text:s/><text:span text:style-name="StrongEmphasis">Barème euros→votes</text:span><text:s/>implémenté client + serveur</text:p>
        </text:list-item>
        <text:list-item>
          <text:p text:style-name="P449">[ ]<text:s/><text:span text:style-name="StrongEmphasis">Clés de répartition</text:span><text:s/>testées :</text:p>
          <text:list text:continue-numbering="true">
            <text:list-item>
              <text:p text:style-name="P450">[ ] 40/30/23/7 (Films/Vidéos/Docs)</text:p>
            </text:list-item>
            <text:list-item>
              <text:p text:style-name="P451">[ ] 70/30 (Ventes)</text:p>
            </text:list-item>
            <text:list-item>
              <text:p text:style-name="P452">[ ] 60/40 (Voix de l'Info quotidien, Livres mensuel)</text:p>
            </text:list-item>
            <text:list-item>
              <text:p text:style-name="P453">[ ] 40/30/20/10 (Podcasts mensuel)</text:p>
            </text:list-item>
            <text:list-item>
              <text:p text:style-name="P454">[ ] 40/10/40/10 (VSLS)</text:p>
            </text:list-item>
          </text:list>
        </text:list-item>
        <text:list-item>
          <text:p text:style-name="P455">[ ]<text:s/><text:span text:style-name="StrongEmphasis">Arrondis au centime</text:span><text:s/>+ vérification somme des parts = pot</text:p>
        </text:list-item>
      </text:list>
      <text:p text:style-name="HorizontalLine"/>
      <text:h text:style-name="Titre4" text:outline-level="4">Jobs Automatisés</text:h>
      <text:list text:style-name="LFO31" text:continue-numbering="true">
        <text:list-item>
          <text:p text:style-name="P456">[ ]<text:s/><text:span text:style-name="StrongEmphasis">CRON clôtures</text:span><text:s/>configurés :</text:p>
          <text:list text:continue-numbering="true">
            <text:list-item>
              <text:p text:style-name="P457">[ ] Voix de l'Info : Quotidien 00:15 UTC+1</text:p>
            </text:list-item>
            <text:list-item>
              <text:p text:style-name="P458">[ ] Livres : Mensuel (dernier jour 23:59)</text:p>
            </text:list-item>
            <text:list-item>
              <text:p text:style-name="P459">[ ] Podcasts : Mensuel (dernier jour 23:59)</text:p>
            </text:list-item>
            <text:list-item>
              <text:p text:style-name="P460">[ ] Films/Vidéos/Docs : Paramétrable (admin)</text:p>
            </text:list-item>
          </text:list>
        </text:list-item>
        <text:list-item>
          <text:p text:style-name="P461"><text:span text:style-name="T462">[ ]<text:s/></text:span><text:span text:style-name="T463">Webhooks Stripe Connect</text:span><text:span text:style-name="T464"><text:s/>idempotents (rejeu safe)</text:span></text:p>
        </text:list-item>
        <text:list-item>
          <text:p text:style-name="P465">[ ]<text:s/><text:span text:style-name="StrongEmphasis">Backup automatique</text:span><text:s/>avant chaque clôture</text:p>
        </text:list-item>
      </text:list>
      <text:p text:style-name="HorizontalLine"/>
      <text:h text:style-name="Titre4" text:outline-level="4">Tests</text:h>
      <text:list text:style-name="LFO32" text:continue-numbering="true">
        <text:list-item>
          <text:p text:style-name="P466">[ ]<text:s/><text:span text:style-name="StrongEmphasis">Tests unitaires</text:span><text:s/>: Coverage ≥ 80 %</text:p>
          <text:list text:continue-numbering="true">
            <text:list-item>
              <text:p text:style-name="P467">[ ]<text:s/><text:span text:style-name="SourceText">revenueEngine.test.ts</text:span><text:s/>(100 %)</text:p>
            </text:list-item>
            <text:list-item>
              <text:p text:style-name="P468">[ ]<text:s/><text:span text:style-name="SourceText">voteService.test.ts</text:span></text:p>
            </text:list-item>
            <text:list-item>
              <text:p text:style-name="P469">[ ]<text:s/><text:span text:style-name="SourceText">settlementService.test.ts</text:span></text:p>
            </text:list-item>
          </text:list>
        </text:list-item>
        <text:list-item>
          <text:p text:style-name="P470">[ ]<text:s/><text:span text:style-name="StrongEmphasis">Tests E2E</text:span><text:s/>: Scénarios complets</text:p>
          <text:list text:continue-numbering="true">
            <text:list-item>
              <text:p text:style-name="P471">[ ] Cycle Films complet (invest → classement → clôture)</text:p>
            </text:list-item>
            <text:list-item>
              <text:p text:style-name="P472">[ ] Vente Voix de l'Info + pot quotidien</text:p>
            </text:list-item>
            <text:list-item>
              <text:p text:style-name="P473">[ ] VSLS battle avec égalité</text:p>
            </text:list-item>
          </text:list>
        </text:list-item>
      </text:list>
      <text:p text:style-name="HorizontalLine"/>
      <text:h text:style-name="Titre4" text:outline-level="4">Exports &amp; Conformité</text:h>
      <text:list text:style-name="LFO33" text:continue-numbering="true">
        <text:list-item>
          <text:p text:style-name="P474">[ ]<text:s/><text:span text:style-name="StrongEmphasis">Exports CSV/Excel</text:span><text:s/>opérationnels :</text:p>
          <text:list text:continue-numbering="true">
            <text:list-item>
              <text:p text:style-name="P475">[ ] Auteurs/créateurs (revenus, classements)</text:p>
            </text:list-item>
            <text:list-item>
              <text:p text:style-name="P476">[ ] Investisseurs (gains, transactions)</text:p>
            </text:list-item>
            <text:list-item>
              <text:p text:style-name="P477">[ ] Audits (logs, sanctions)</text:p>
            </text:list-item>
          </text:list>
        </text:list-item>
        <text:list-item>
          <text:p text:style-name="P478">[ ]<text:s/><text:span text:style-name="StrongEmphasis">RGPD</text:span><text:s/>: Con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style:font-name="Times New Roman" style:font-name-asian="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celyn Dru</dc:creator>
    <meta:creation-date>2025-10-23T22:16:00Z</meta:creation-date>
    <dc:date>2025-10-25T13:40:00Z</dc:date>
    <meta:template xlink:href="Normal" xlink:type="simple"/>
    <meta:editing-cycles>2</meta:editing-cycles>
    <meta:editing-duration>PT720S</meta:editing-duration>
    <meta:document-statistic meta:page-count="14" meta:paragraph-count="32" meta:word-count="2471" meta:character-count="16030" meta:row-count="113" meta:non-whitespace-character-count="13591"/>
  </office:meta>
</office:document-meta>
</file>